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4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6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8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8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2768310" table:style-name="ce5">
            <text:p>2.768.310</text:p>
          </table:table-cell>
          <table:table-cell office:value-type="float" office:value="392000" table:style-name="ce5">
            <text:p>392.000</text:p>
          </table:table-cell>
          <table:table-cell office:value-type="float" office:value="1007500" table:style-name="ce5">
            <text:p>1.007.500</text:p>
          </table:table-cell>
          <table:table-cell office:value-type="float" office:value="102800" table:style-name="ce5">
            <text:p>102.800</text:p>
          </table:table-cell>
          <table:table-cell office:value-type="float" office:value="4270610" table:style-name="ce6">
            <text:p>4.270.610</text:p>
          </table:table-cell>
          <table:table-cell office:value-type="float" office:value="4087772" table:style-name="ce6">
            <text:p>4.087.772</text:p>
          </table:table-cell>
          <table:table-cell office:value-type="percentage" office:value="0.95718691240829767" table:style-name="ce7">
            <text:p>95,7%</text:p>
          </table:table-cell>
          <table:table-cell office:value-type="float" office:value="2804632" table:style-name="ce5">
            <text:p>2.804.632</text:p>
          </table:table-cell>
          <table:table-cell office:value-type="float" office:value="1324848" table:style-name="ce5">
            <text:p>1.324.848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544365" table:style-name="ce5">
            <text:p>544.365</text:p>
          </table:table-cell>
          <table:table-cell office:value-type="float" office:value="75900" table:style-name="ce5">
            <text:p>75.900</text:p>
          </table:table-cell>
          <table:table-cell office:value-type="float" office:value="158300" table:style-name="ce5">
            <text:p>158.300</text:p>
          </table:table-cell>
          <table:table-cell office:value-type="float" office:value="16000" table:style-name="ce5">
            <text:p>16.000</text:p>
          </table:table-cell>
          <table:table-cell office:value-type="float" office:value="794565" table:style-name="ce6">
            <text:p>794.565</text:p>
          </table:table-cell>
          <table:table-cell office:value-type="float" office:value="757163" table:style-name="ce6">
            <text:p>757.163</text:p>
          </table:table-cell>
          <table:table-cell office:value-type="percentage" office:value="0.95292770257939874" table:style-name="ce7">
            <text:p>95,3%</text:p>
          </table:table-cell>
          <table:table-cell office:value-type="float" office:value="494372" table:style-name="ce5">
            <text:p>494.372</text:p>
          </table:table-cell>
          <table:table-cell office:value-type="float" office:value="270668" table:style-name="ce5">
            <text:p>270.668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502835" table:style-name="ce5">
            <text:p>502.835</text:p>
          </table:table-cell>
          <table:table-cell office:value-type="float" office:value="67000" table:style-name="ce5">
            <text:p>67.000</text:p>
          </table:table-cell>
          <table:table-cell office:value-type="float" office:value="121400" table:style-name="ce5">
            <text:p>121.400</text:p>
          </table:table-cell>
          <table:table-cell office:value-type="float" office:value="12400" table:style-name="ce5">
            <text:p>12.400</text:p>
          </table:table-cell>
          <table:table-cell office:value-type="float" office:value="703635" table:style-name="ce6">
            <text:p>703.635</text:p>
          </table:table-cell>
          <table:table-cell office:value-type="float" office:value="689279" table:style-name="ce6">
            <text:p>689.279</text:p>
          </table:table-cell>
          <table:table-cell office:value-type="percentage" office:value="0.97959737648070377" table:style-name="ce7">
            <text:p>98,0%</text:p>
          </table:table-cell>
          <table:table-cell office:value-type="float" office:value="447261" table:style-name="ce5">
            <text:p>447.261</text:p>
          </table:table-cell>
          <table:table-cell office:value-type="float" office:value="248389" table:style-name="ce5">
            <text:p>248.389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324450" table:style-name="ce5">
            <text:p>324.450</text:p>
          </table:table-cell>
          <table:table-cell office:value-type="float" office:value="47200" table:style-name="ce5">
            <text:p>47.200</text:p>
          </table:table-cell>
          <table:table-cell office:value-type="float" office:value="139300" table:style-name="ce5">
            <text:p>139.300</text:p>
          </table:table-cell>
          <table:table-cell office:value-type="float" office:value="14200" table:style-name="ce5">
            <text:p>14.200</text:p>
          </table:table-cell>
          <table:table-cell office:value-type="float" office:value="525150" table:style-name="ce6">
            <text:p>525.150</text:p>
          </table:table-cell>
          <table:table-cell office:value-type="float" office:value="471730" table:style-name="ce6">
            <text:p>471.730</text:p>
          </table:table-cell>
          <table:table-cell office:value-type="percentage" office:value="0.89827668285251838" table:style-name="ce7">
            <text:p>89,8%</text:p>
          </table:table-cell>
          <table:table-cell office:value-type="float" office:value="336944" table:style-name="ce5">
            <text:p>336.944</text:p>
          </table:table-cell>
          <table:table-cell office:value-type="float" office:value="141426" table:style-name="ce5">
            <text:p>141.426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631770" table:style-name="ce5">
            <text:p>631.770</text:p>
          </table:table-cell>
          <table:table-cell office:value-type="float" office:value="90700" table:style-name="ce5">
            <text:p>90.700</text:p>
          </table:table-cell>
          <table:table-cell office:value-type="float" office:value="259000" table:style-name="ce5">
            <text:p>259.000</text:p>
          </table:table-cell>
          <table:table-cell office:value-type="float" office:value="26400" table:style-name="ce5">
            <text:p>26.400</text:p>
          </table:table-cell>
          <table:table-cell office:value-type="float" office:value="1007870" table:style-name="ce6">
            <text:p>1.007.870</text:p>
          </table:table-cell>
          <table:table-cell office:value-type="float" office:value="883279" table:style-name="ce6">
            <text:p>883.279</text:p>
          </table:table-cell>
          <table:table-cell office:value-type="percentage" office:value="0.87638187464653183" table:style-name="ce7">
            <text:p>87,6%</text:p>
          </table:table-cell>
          <table:table-cell office:value-type="float" office:value="616270" table:style-name="ce5">
            <text:p>616.270</text:p>
          </table:table-cell>
          <table:table-cell office:value-type="float" office:value="283662" table:style-name="ce5">
            <text:p>283.662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241755" table:style-name="ce5">
            <text:p>241.755</text:p>
          </table:table-cell>
          <table:table-cell office:value-type="float" office:value="33100" table:style-name="ce5">
            <text:p>33.100</text:p>
          </table:table-cell>
          <table:table-cell office:value-type="float" office:value="69300" table:style-name="ce5">
            <text:p>69.300</text:p>
          </table:table-cell>
          <table:table-cell office:value-type="float" office:value="6950" table:style-name="ce5">
            <text:p>6.950</text:p>
          </table:table-cell>
          <table:table-cell office:value-type="float" office:value="351105" table:style-name="ce6">
            <text:p>351.105</text:p>
          </table:table-cell>
          <table:table-cell office:value-type="float" office:value="323878" table:style-name="ce6">
            <text:p>323.878</text:p>
          </table:table-cell>
          <table:table-cell office:value-type="percentage" office:value="0.9224533971319121" table:style-name="ce7">
            <text:p>92,2%</text:p>
          </table:table-cell>
          <table:table-cell office:value-type="float" office:value="216835" table:style-name="ce5">
            <text:p>216.835</text:p>
          </table:table-cell>
          <table:table-cell office:value-type="float" office:value="110435" table:style-name="ce5">
            <text:p>110.435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173225" table:style-name="ce5">
            <text:p>1.173.225</text:p>
          </table:table-cell>
          <table:table-cell office:value-type="float" office:value="159600" table:style-name="ce5">
            <text:p>159.600</text:p>
          </table:table-cell>
          <table:table-cell office:value-type="float" office:value="285100" table:style-name="ce5">
            <text:p>285.100</text:p>
          </table:table-cell>
          <table:table-cell office:value-type="float" office:value="29150" table:style-name="ce5">
            <text:p>29.150</text:p>
          </table:table-cell>
          <table:table-cell office:value-type="float" office:value="1647075" table:style-name="ce6">
            <text:p>1.647.075</text:p>
          </table:table-cell>
          <table:table-cell office:value-type="float" office:value="1510435" table:style-name="ce6">
            <text:p>1.510.435</text:p>
          </table:table-cell>
          <table:table-cell office:value-type="percentage" office:value="0.91704081477771204" table:style-name="ce7">
            <text:p>91,7%</text:p>
          </table:table-cell>
          <table:table-cell office:value-type="float" office:value="959720" table:style-name="ce5">
            <text:p>959.720</text:p>
          </table:table-cell>
          <table:table-cell office:value-type="float" office:value="567430" table:style-name="ce5">
            <text:p>567.430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761535" table:style-name="ce5">
            <text:p>761.535</text:p>
          </table:table-cell>
          <table:table-cell office:value-type="float" office:value="107800" table:style-name="ce5">
            <text:p>107.800</text:p>
          </table:table-cell>
          <table:table-cell office:value-type="float" office:value="242500" table:style-name="ce5">
            <text:p>242.500</text:p>
          </table:table-cell>
          <table:table-cell office:value-type="float" office:value="24850" table:style-name="ce5">
            <text:p>24.850</text:p>
          </table:table-cell>
          <table:table-cell office:value-type="float" office:value="1136685" table:style-name="ce6">
            <text:p>1.136.685</text:p>
          </table:table-cell>
          <table:table-cell office:value-type="float" office:value="1073858" table:style-name="ce6">
            <text:p>1.073.858</text:p>
          </table:table-cell>
          <table:table-cell office:value-type="percentage" office:value="0.94472787095809307" table:style-name="ce7">
            <text:p>94,5%</text:p>
          </table:table-cell>
          <table:table-cell office:value-type="float" office:value="724018" table:style-name="ce5">
            <text:p>724.018</text:p>
          </table:table-cell>
          <table:table-cell office:value-type="float" office:value="362666" table:style-name="ce5">
            <text:p>362.666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2713850" table:style-name="ce5">
            <text:p>2.713.850</text:p>
          </table:table-cell>
          <table:table-cell office:value-type="float" office:value="386700" table:style-name="ce5">
            <text:p>386.700</text:p>
          </table:table-cell>
          <table:table-cell office:value-type="float" office:value="926100" table:style-name="ce5">
            <text:p>926.100</text:p>
          </table:table-cell>
          <table:table-cell office:value-type="float" office:value="94450" table:style-name="ce5">
            <text:p>94.450</text:p>
          </table:table-cell>
          <table:table-cell office:value-type="float" office:value="4121100" table:style-name="ce6">
            <text:p>4.121.100</text:p>
          </table:table-cell>
          <table:table-cell office:value-type="float" office:value="3744065" table:style-name="ce6">
            <text:p>3.744.065</text:p>
          </table:table-cell>
          <table:table-cell office:value-type="percentage" office:value="0.90851107713959867" table:style-name="ce7">
            <text:p>90,9%</text:p>
          </table:table-cell>
          <table:table-cell office:value-type="float" office:value="2642992" table:style-name="ce5">
            <text:p>2.642.992</text:p>
          </table:table-cell>
          <table:table-cell office:value-type="float" office:value="1135792" table:style-name="ce5">
            <text:p>1.135.792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1693180" table:style-name="ce5">
            <text:p>1.693.180</text:p>
          </table:table-cell>
          <table:table-cell office:value-type="float" office:value="239900" table:style-name="ce5">
            <text:p>239.900</text:p>
          </table:table-cell>
          <table:table-cell office:value-type="float" office:value="601900" table:style-name="ce5">
            <text:p>601.900</text:p>
          </table:table-cell>
          <table:table-cell office:value-type="float" office:value="61400" table:style-name="ce5">
            <text:p>61.400</text:p>
          </table:table-cell>
          <table:table-cell office:value-type="float" office:value="2596380" table:style-name="ce6">
            <text:p>2.596.380</text:p>
          </table:table-cell>
          <table:table-cell office:value-type="float" office:value="2413113" table:style-name="ce6">
            <text:p>2.413.113</text:p>
          </table:table-cell>
          <table:table-cell office:value-type="percentage" office:value="0.92941441545536474" table:style-name="ce7">
            <text:p>92,9%</text:p>
          </table:table-cell>
          <table:table-cell office:value-type="float" office:value="1668460" table:style-name="ce5">
            <text:p>1.668.460</text:p>
          </table:table-cell>
          <table:table-cell office:value-type="float" office:value="776451" table:style-name="ce5">
            <text:p>776.451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440585" table:style-name="ce5">
            <text:p>440.585</text:p>
          </table:table-cell>
          <table:table-cell office:value-type="float" office:value="59800" table:style-name="ce5">
            <text:p>59.800</text:p>
          </table:table-cell>
          <table:table-cell office:value-type="float" office:value="126500" table:style-name="ce5">
            <text:p>126.500</text:p>
          </table:table-cell>
          <table:table-cell office:value-type="float" office:value="12900" table:style-name="ce5">
            <text:p>12.900</text:p>
          </table:table-cell>
          <table:table-cell office:value-type="float" office:value="639785" table:style-name="ce6">
            <text:p>639.785</text:p>
          </table:table-cell>
          <table:table-cell office:value-type="float" office:value="615201" table:style-name="ce6">
            <text:p>615.201</text:p>
          </table:table-cell>
          <table:table-cell office:value-type="percentage" office:value="0.96157459146432001" table:style-name="ce7">
            <text:p>96,2%</text:p>
          </table:table-cell>
          <table:table-cell office:value-type="float" office:value="404699" table:style-name="ce5">
            <text:p>404.699</text:p>
          </table:table-cell>
          <table:table-cell office:value-type="float" office:value="216051" table:style-name="ce5">
            <text:p>216.051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232125" table:style-name="ce5">
            <text:p>1.232.125</text:p>
          </table:table-cell>
          <table:table-cell office:value-type="float" office:value="165000" table:style-name="ce5">
            <text:p>165.000</text:p>
          </table:table-cell>
          <table:table-cell office:value-type="float" office:value="321700" table:style-name="ce5">
            <text:p>321.700</text:p>
          </table:table-cell>
          <table:table-cell office:value-type="float" office:value="32900" table:style-name="ce5">
            <text:p>32.900</text:p>
          </table:table-cell>
          <table:table-cell office:value-type="float" office:value="1751725" table:style-name="ce6">
            <text:p>1.751.725</text:p>
          </table:table-cell>
          <table:table-cell office:value-type="float" office:value="1705317" table:style-name="ce6">
            <text:p>1.705.317</text:p>
          </table:table-cell>
          <table:table-cell office:value-type="percentage" office:value="0.97350725713225539" table:style-name="ce7">
            <text:p>97,4%</text:p>
          </table:table-cell>
          <table:table-cell office:value-type="float" office:value="1115803" table:style-name="ce5">
            <text:p>1.115.803</text:p>
          </table:table-cell>
          <table:table-cell office:value-type="float" office:value="603245" table:style-name="ce5">
            <text:p>603.245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27595" table:style-name="ce5">
            <text:p>127.595</text:p>
          </table:table-cell>
          <table:table-cell office:value-type="float" office:value="17400" table:style-name="ce5">
            <text:p>17.400</text:p>
          </table:table-cell>
          <table:table-cell office:value-type="float" office:value="37800" table:style-name="ce5">
            <text:p>37.800</text:p>
          </table:table-cell>
          <table:table-cell office:value-type="float" office:value="3900" table:style-name="ce5">
            <text:p>3.900</text:p>
          </table:table-cell>
          <table:table-cell office:value-type="float" office:value="186695" table:style-name="ce6">
            <text:p>186.695</text:p>
          </table:table-cell>
          <table:table-cell office:value-type="float" office:value="174544" table:style-name="ce6">
            <text:p>174.544</text:p>
          </table:table-cell>
          <table:table-cell office:value-type="percentage" office:value="0.93491523608023785" table:style-name="ce7">
            <text:p>93,5%</text:p>
          </table:table-cell>
          <table:table-cell office:value-type="float" office:value="115235" table:style-name="ce5">
            <text:p>115.235</text:p>
          </table:table-cell>
          <table:table-cell office:value-type="float" office:value="61926" table:style-name="ce5">
            <text:p>61.926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2235795" table:style-name="ce5">
            <text:p>2.235.795</text:p>
          </table:table-cell>
          <table:table-cell office:value-type="float" office:value="320200" table:style-name="ce5">
            <text:p>320.200</text:p>
          </table:table-cell>
          <table:table-cell office:value-type="float" office:value="807300" table:style-name="ce5">
            <text:p>807.300</text:p>
          </table:table-cell>
          <table:table-cell office:value-type="float" office:value="82300" table:style-name="ce5">
            <text:p>82.300</text:p>
          </table:table-cell>
          <table:table-cell office:value-type="float" office:value="3445595" table:style-name="ce6">
            <text:p>3.445.595</text:p>
          </table:table-cell>
          <table:table-cell office:value-type="float" office:value="3162722" table:style-name="ce6">
            <text:p>3.162.722</text:p>
          </table:table-cell>
          <table:table-cell office:value-type="percentage" office:value="0.91790300369021893" table:style-name="ce7">
            <text:p>91,8%</text:p>
          </table:table-cell>
          <table:table-cell office:value-type="float" office:value="2168152" table:style-name="ce5">
            <text:p>2.168.152</text:p>
          </table:table-cell>
          <table:table-cell office:value-type="float" office:value="1018574" table:style-name="ce5">
            <text:p>1.018.574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478085" table:style-name="ce5">
            <text:p>478.085</text:p>
          </table:table-cell>
          <table:table-cell office:value-type="float" office:value="67500" table:style-name="ce5">
            <text:p>67.500</text:p>
          </table:table-cell>
          <table:table-cell office:value-type="float" office:value="179800" table:style-name="ce5">
            <text:p>179.800</text:p>
          </table:table-cell>
          <table:table-cell office:value-type="float" office:value="18300" table:style-name="ce5">
            <text:p>18.300</text:p>
          </table:table-cell>
          <table:table-cell office:value-type="float" office:value="743685" table:style-name="ce6">
            <text:p>743.685</text:p>
          </table:table-cell>
          <table:table-cell office:value-type="float" office:value="638774" table:style-name="ce6">
            <text:p>638.774</text:p>
          </table:table-cell>
          <table:table-cell office:value-type="percentage" office:value="0.8589308645461452" table:style-name="ce7">
            <text:p>85,9%</text:p>
          </table:table-cell>
          <table:table-cell office:value-type="float" office:value="429379" table:style-name="ce5">
            <text:p>429.379</text:p>
          </table:table-cell>
          <table:table-cell office:value-type="float" office:value="214026" table:style-name="ce5">
            <text:p>214.026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244095" table:style-name="ce5">
            <text:p>244.095</text:p>
          </table:table-cell>
          <table:table-cell office:value-type="float" office:value="34500" table:style-name="ce5">
            <text:p>34.500</text:p>
          </table:table-cell>
          <table:table-cell office:value-type="float" office:value="78700" table:style-name="ce5">
            <text:p>78.700</text:p>
          </table:table-cell>
          <table:table-cell office:value-type="float" office:value="8050" table:style-name="ce5">
            <text:p>8.050</text:p>
          </table:table-cell>
          <table:table-cell office:value-type="float" office:value="365345" table:style-name="ce6">
            <text:p>365.345</text:p>
          </table:table-cell>
          <table:table-cell office:value-type="float" office:value="353577" table:style-name="ce6">
            <text:p>353.577</text:p>
          </table:table-cell>
          <table:table-cell office:value-type="percentage" office:value="0.96778934979266173" table:style-name="ce7">
            <text:p>96,8%</text:p>
          </table:table-cell>
          <table:table-cell office:value-type="float" office:value="237738" table:style-name="ce5">
            <text:p>237.738</text:p>
          </table:table-cell>
          <table:table-cell office:value-type="float" office:value="121398" table:style-name="ce5">
            <text:p>121.398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885510" table:style-name="ce5">
            <text:p>885.510</text:p>
          </table:table-cell>
          <table:table-cell office:value-type="float" office:value="121800" table:style-name="ce5">
            <text:p>121.800</text:p>
          </table:table-cell>
          <table:table-cell office:value-type="float" office:value="264300" table:style-name="ce5">
            <text:p>264.300</text:p>
          </table:table-cell>
          <table:table-cell office:value-type="float" office:value="26950" table:style-name="ce5">
            <text:p>26.950</text:p>
          </table:table-cell>
          <table:table-cell office:value-type="float" office:value="1298560" table:style-name="ce6">
            <text:p>1.298.560</text:p>
          </table:table-cell>
          <table:table-cell office:value-type="float" office:value="1216832" table:style-name="ce6">
            <text:p>1.216.832</text:p>
          </table:table-cell>
          <table:table-cell office:value-type="percentage" office:value="0.93706259241005418" table:style-name="ce7">
            <text:p>93,7%</text:p>
          </table:table-cell>
          <table:table-cell office:value-type="float" office:value="849078" table:style-name="ce5">
            <text:p>849.078</text:p>
          </table:table-cell>
          <table:table-cell office:value-type="float" office:value="382394" table:style-name="ce5">
            <text:p>382.394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20700" table:style-name="ce5">
            <text:p>20.700</text:p>
          </table:table-cell>
          <table:table-cell office:value-type="float" office:value="3200" table:style-name="ce5">
            <text:p>3.200</text:p>
          </table:table-cell>
          <table:table-cell office:value-type="float" office:value="10600" table:style-name="ce5">
            <text:p>10.600</text:p>
          </table:table-cell>
          <table:table-cell office:value-type="float" office:value="1050" table:style-name="ce5">
            <text:p>1.050</text:p>
          </table:table-cell>
          <table:table-cell office:value-type="float" office:value="35550" table:style-name="ce6">
            <text:p>35.550</text:p>
          </table:table-cell>
          <table:table-cell office:value-type="float" office:value="33283" table:style-name="ce6">
            <text:p>33.283</text:p>
          </table:table-cell>
          <table:table-cell office:value-type="percentage" office:value="0.93623066104078767" table:style-name="ce7">
            <text:p>93,6%</text:p>
          </table:table-cell>
          <table:table-cell office:value-type="float" office:value="25381" table:style-name="ce5">
            <text:p>25.381</text:p>
          </table:table-cell>
          <table:table-cell office:value-type="float" office:value="8631" table:style-name="ce5">
            <text:p>8.631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20700" table:style-name="ce5">
            <text:p>20.700</text:p>
          </table:table-cell>
          <table:table-cell office:value-type="float" office:value="3100" table:style-name="ce5">
            <text:p>3.100</text:p>
          </table:table-cell>
          <table:table-cell office:value-type="float" office:value="10600" table:style-name="ce5">
            <text:p>10.600</text:p>
          </table:table-cell>
          <table:table-cell office:value-type="float" office:value="1050" table:style-name="ce5">
            <text:p>1.050</text:p>
          </table:table-cell>
          <table:table-cell office:value-type="float" office:value="35450" table:style-name="ce6">
            <text:p>35.450</text:p>
          </table:table-cell>
          <table:table-cell office:value-type="float" office:value="29595" table:style-name="ce6">
            <text:p>29.595</text:p>
          </table:table-cell>
          <table:table-cell office:value-type="percentage" office:value="0.8348377997179125" table:style-name="ce7">
            <text:p>83,5%</text:p>
          </table:table-cell>
          <table:table-cell office:value-type="float" office:value="22354" table:style-name="ce5">
            <text:p>22.354</text:p>
          </table:table-cell>
          <table:table-cell office:value-type="float" office:value="7713" table:style-name="ce5">
            <text:p>7.713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1840" table:style-name="ce5">
            <text:p>21.840</text:p>
          </table:table-cell>
          <table:table-cell office:value-type="float" office:value="3400" table:style-name="ce5">
            <text:p>3.400</text:p>
          </table:table-cell>
          <table:table-cell office:value-type="float" office:value="66100" table:style-name="ce5">
            <text:p>66.100</text:p>
          </table:table-cell>
          <table:table-cell office:value-type="float" office:value="0" table:style-name="ce5">
            <text:p>0</text:p>
          </table:table-cell>
          <table:table-cell office:value-type="float" office:value="91340" table:style-name="ce6">
            <text:p>91.340</text:p>
          </table:table-cell>
          <table:table-cell office:value-type="float" office:value="77948" table:style-name="ce6">
            <text:p>77.948</text:p>
          </table:table-cell>
          <table:table-cell office:value-type="percentage" office:value="0.85338296474709874" table:style-name="ce7">
            <text:p>85,3%</text:p>
          </table:table-cell>
          <table:table-cell office:value-type="float" office:value="68360" table:style-name="ce5">
            <text:p>68.360</text:p>
          </table:table-cell>
          <table:table-cell office:value-type="float" office:value="9588" table:style-name="ce5">
            <text:p>9.588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17062305" table:style-name="ce11">
            <text:p>17.062.305</text:p>
          </table:table-cell>
          <table:table-cell office:value-type="float" office:value="2395800" table:style-name="ce12">
            <text:p>2.395.800</text:p>
          </table:table-cell>
          <table:table-cell office:value-type="float" office:value="5713800" table:style-name="ce13">
            <text:p>5.713.800</text:p>
          </table:table-cell>
          <table:table-cell office:value-type="float" office:value="576000" table:style-name="ce14">
            <text:p>576.000</text:p>
          </table:table-cell>
          <table:table-cell office:value-type="float" office:value="25747905" table:style-name="ce15">
            <text:p>25.747.905</text:p>
          </table:table-cell>
          <table:table-cell office:value-type="float" office:value="23962365" table:style-name="ce15">
            <text:p>23.962.365</text:p>
          </table:table-cell>
          <table:table-cell office:value-type="percentage" office:value="0.9306529987585398" table:style-name="ce16">
            <text:p>93,1%</text:p>
          </table:table-cell>
          <table:table-cell office:value-type="float" office:value="16347683" table:style-name="ce15">
            <text:p>16.347.683</text:p>
          </table:table-cell>
          <table:table-cell office:value-type="float" office:value="7865313" table:style-name="ce15">
            <text:p>7.865.313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Denominador Poblacional CCAA</text:p>
          </table:table-cell>
          <table:table-cell office:value-type="string" table:style-name="ce20">
            <text:p>Persona institucionalizada con al menos 1 dosis (2)</text:p>
          </table:table-cell>
          <table:table-cell office:value-type="string" table:style-name="ce20">
            <text:p>Persona institucionalizada  Pauta Completa (2)<text:s/></text:p>
          </table:table-cell>
          <table:table-cell office:value-type="string" table:style-name="ce20">
            <text:p>% Con al menos 1 dosis sobre Denominador Poblacional CCAA</text:p>
          </table:table-cell>
          <table:table-cell office:value-type="string" table:style-name="ce20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41865" table:style-name="ce23">
            <text:p>41.865</text:p>
          </table:table-cell>
          <table:table-cell office:value-type="float" office:value="41865" table:style-name="ce23">
            <text:p>41.865</text:p>
          </table:table-cell>
          <table:table-cell office:value-type="float" office:value="40282" table:style-name="ce23">
            <text:p>40.282</text:p>
          </table:table-cell>
          <table:table-cell office:value-type="percentage" office:value="1" table:style-name="ce24">
            <text:p>100,0%</text:p>
          </table:table-cell>
          <table:table-cell office:value-type="percentage" office:value="0.9621879851904932" table:style-name="ce24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18578" table:style-name="ce5">
            <text:p>18.578</text:p>
          </table:table-cell>
          <table:table-cell office:value-type="float" office:value="18506" table:style-name="ce5">
            <text:p>18.506</text:p>
          </table:table-cell>
          <table:table-cell office:value-type="float" office:value="17828" table:style-name="ce5">
            <text:p>17.828</text:p>
          </table:table-cell>
          <table:table-cell office:value-type="percentage" office:value="0.99612444827214985" table:style-name="ce25">
            <text:p>99,6%</text:p>
          </table:table-cell>
          <table:table-cell office:value-type="percentage" office:value="0.95962966950156103" table:style-name="ce25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11948" table:style-name="ce5">
            <text:p>11.948</text:p>
          </table:table-cell>
          <table:table-cell office:value-type="float" office:value="11755" table:style-name="ce5">
            <text:p>11.755</text:p>
          </table:table-cell>
          <table:table-cell office:value-type="float" office:value="11168" table:style-name="ce5">
            <text:p>11.168</text:p>
          </table:table-cell>
          <table:table-cell office:value-type="percentage" office:value="0.98384666889856043" table:style-name="ce25">
            <text:p>98,4%</text:p>
          </table:table-cell>
          <table:table-cell office:value-type="percentage" office:value="0.93471710746568459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5496" table:style-name="ce5">
            <text:p>5.496</text:p>
          </table:table-cell>
          <table:table-cell office:value-type="float" office:value="5456" table:style-name="ce5">
            <text:p>5.456</text:p>
          </table:table-cell>
          <table:table-cell office:value-type="float" office:value="5202" table:style-name="ce5">
            <text:p>5.202</text:p>
          </table:table-cell>
          <table:table-cell office:value-type="percentage" office:value="0.99272197962154296" table:style-name="ce25">
            <text:p>99,3%</text:p>
          </table:table-cell>
          <table:table-cell office:value-type="percentage" office:value="0.94650655021834063" table:style-name="ce25">
            <text:p>94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10836" table:style-name="ce5">
            <text:p>10.836</text:p>
          </table:table-cell>
          <table:table-cell office:value-type="float" office:value="10836" table:style-name="ce5">
            <text:p>10.836</text:p>
          </table:table-cell>
          <table:table-cell office:value-type="float" office:value="9826" table:style-name="ce5">
            <text:p>9.8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0679217423403469" table:style-name="ce25">
            <text:p>90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7470" table:style-name="ce5">
            <text:p>7.470</text:p>
          </table:table-cell>
          <table:table-cell office:value-type="float" office:value="7200" table:style-name="ce5">
            <text:p>7.200</text:p>
          </table:table-cell>
          <table:table-cell office:value-type="float" office:value="7003" table:style-name="ce5">
            <text:p>7.003</text:p>
          </table:table-cell>
          <table:table-cell office:value-type="percentage" office:value="0.96385542168674698" table:style-name="ce25">
            <text:p>96,4%</text:p>
          </table:table-cell>
          <table:table-cell office:value-type="percentage" office:value="0.93748326639892909" table:style-name="ce25">
            <text:p>93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46500" table:style-name="ce5">
            <text:p>46.500</text:p>
          </table:table-cell>
          <table:table-cell office:value-type="float" office:value="46312" table:style-name="ce5">
            <text:p>46.312</text:p>
          </table:table-cell>
          <table:table-cell office:value-type="float" office:value="44765" table:style-name="ce5">
            <text:p>44.765</text:p>
          </table:table-cell>
          <table:table-cell office:value-type="percentage" office:value="0.9959569892473118" table:style-name="ce25">
            <text:p>99,6%</text:p>
          </table:table-cell>
          <table:table-cell office:value-type="percentage" office:value="0.95913978494623653" table:style-name="ce25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25566" table:style-name="ce5">
            <text:p>25.566</text:p>
          </table:table-cell>
          <table:table-cell office:value-type="float" office:value="25068" table:style-name="ce5">
            <text:p>25.068</text:p>
          </table:table-cell>
          <table:table-cell office:value-type="float" office:value="23818" table:style-name="ce5">
            <text:p>23.818</text:p>
          </table:table-cell>
          <table:table-cell office:value-type="percentage" office:value="0.98052100445904722" table:style-name="ce25">
            <text:p>98,1%</text:p>
          </table:table-cell>
          <table:table-cell office:value-type="percentage" office:value="0.93162794336227805" table:style-name="ce25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80293" table:style-name="ce5">
            <text:p>80.293</text:p>
          </table:table-cell>
          <table:table-cell office:value-type="float" office:value="80293" table:style-name="ce5">
            <text:p>80.293</text:p>
          </table:table-cell>
          <table:table-cell office:value-type="float" office:value="70077" table:style-name="ce5">
            <text:p>70.077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7276599454497905" table:style-name="ce25">
            <text:p>87,3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30251" table:style-name="ce5">
            <text:p>30.251</text:p>
          </table:table-cell>
          <table:table-cell office:value-type="float" office:value="30251" table:style-name="ce5">
            <text:p>30.251</text:p>
          </table:table-cell>
          <table:table-cell office:value-type="float" office:value="28144" table:style-name="ce5">
            <text:p>28.144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3034940993686155" table:style-name="ce25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15276" table:style-name="ce5">
            <text:p>15.276</text:p>
          </table:table-cell>
          <table:table-cell office:value-type="float" office:value="15248" table:style-name="ce5">
            <text:p>15.248</text:p>
          </table:table-cell>
          <table:table-cell office:value-type="float" office:value="14249" table:style-name="ce5">
            <text:p>14.249</text:p>
          </table:table-cell>
          <table:table-cell office:value-type="percentage" office:value="0.9981670594396439" table:style-name="ce25">
            <text:p>99,8%</text:p>
          </table:table-cell>
          <table:table-cell office:value-type="percentage" office:value="0.93277035873265257" table:style-name="ce25">
            <text:p>93,3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23800" table:style-name="ce5">
            <text:p>23.800</text:p>
          </table:table-cell>
          <table:table-cell office:value-type="float" office:value="23603" table:style-name="ce5">
            <text:p>23.603</text:p>
          </table:table-cell>
          <table:table-cell office:value-type="float" office:value="22989" table:style-name="ce5">
            <text:p>22.989</text:p>
          </table:table-cell>
          <table:table-cell office:value-type="percentage" office:value="0.99172268907563021" table:style-name="ce25">
            <text:p>99,2%</text:p>
          </table:table-cell>
          <table:table-cell office:value-type="percentage" office:value="0.96592436974789919" table:style-name="ce25">
            <text:p>96,6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3390" table:style-name="ce5">
            <text:p>3.390</text:p>
          </table:table-cell>
          <table:table-cell office:value-type="float" office:value="3387" table:style-name="ce5">
            <text:p>3.387</text:p>
          </table:table-cell>
          <table:table-cell office:value-type="float" office:value="3288" table:style-name="ce5">
            <text:p>3.288</text:p>
          </table:table-cell>
          <table:table-cell office:value-type="percentage" office:value="0.99911504424778763" table:style-name="ce25">
            <text:p>99,9%</text:p>
          </table:table-cell>
          <table:table-cell office:value-type="percentage" office:value="0.9699115044247788" table:style-name="ce25">
            <text:p>97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52604" table:style-name="ce5">
            <text:p>52.604</text:p>
          </table:table-cell>
          <table:table-cell office:value-type="float" office:value="52604" table:style-name="ce5">
            <text:p>52.604</text:p>
          </table:table-cell>
          <table:table-cell office:value-type="float" office:value="50860" table:style-name="ce5">
            <text:p>50.860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6684662763287965" table:style-name="ce25">
            <text:p>96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11885" table:style-name="ce5">
            <text:p>11.885</text:p>
          </table:table-cell>
          <table:table-cell office:value-type="float" office:value="11364" table:style-name="ce5">
            <text:p>11.364</text:p>
          </table:table-cell>
          <table:table-cell office:value-type="float" office:value="10938" table:style-name="ce5">
            <text:p>10.938</text:p>
          </table:table-cell>
          <table:table-cell office:value-type="percentage" office:value="0.95616323096339928" table:style-name="ce25">
            <text:p>95,6%</text:p>
          </table:table-cell>
          <table:table-cell office:value-type="percentage" office:value="0.92031973075305007" table:style-name="ce25">
            <text:p>92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8376" table:style-name="ce5">
            <text:p>8.376</text:p>
          </table:table-cell>
          <table:table-cell office:value-type="float" office:value="8376" table:style-name="ce5">
            <text:p>8.376</text:p>
          </table:table-cell>
          <table:table-cell office:value-type="float" office:value="8216" table:style-name="ce5">
            <text:p>8.21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8089780324737341" table:style-name="ce25">
            <text:p>98,1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24361" table:style-name="ce5">
            <text:p>24.361</text:p>
          </table:table-cell>
          <table:table-cell office:value-type="float" office:value="24361" table:style-name="ce5">
            <text:p>24.361</text:p>
          </table:table-cell>
          <table:table-cell office:value-type="float" office:value="20749" table:style-name="ce5">
            <text:p>20.74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6350322202694785" table:style-name="ce25">
            <text:p>86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98" table:style-name="ce5">
            <text:p>198</text:p>
          </table:table-cell>
          <table:table-cell office:value-type="float" office:value="196" table:style-name="ce5">
            <text:p>196</text:p>
          </table:table-cell>
          <table:table-cell office:value-type="float" office:value="192" table:style-name="ce5">
            <text:p>192</text:p>
          </table:table-cell>
          <table:table-cell office:value-type="percentage" office:value="0.98989898989898994" table:style-name="ce25">
            <text:p>99,0%</text:p>
          </table:table-cell>
          <table:table-cell office:value-type="percentage" office:value="0.96969696969696972" table:style-name="ce25">
            <text:p>97,0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334" table:style-name="ce5">
            <text:p>334</text:p>
          </table:table-cell>
          <table:table-cell office:value-type="float" office:value="334" table:style-name="ce5">
            <text:p>334</text:p>
          </table:table-cell>
          <table:table-cell office:value-type="float" office:value="326" table:style-name="ce5">
            <text:p>3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760479041916168" table:style-name="ce25">
            <text:p>97,6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419027" table:style-name="ce15">
            <text:p>419.027</text:p>
          </table:table-cell>
          <table:table-cell office:value-type="float" office:value="417015" table:style-name="ce15">
            <text:p>417.015</text:p>
          </table:table-cell>
          <table:table-cell office:value-type="float" office:value="389920" table:style-name="ce15">
            <text:p>389.920</text:p>
          </table:table-cell>
          <table:table-cell office:value-type="percentage" office:value="0.99519840010309601" table:style-name="ce26">
            <text:p>99,5%</text:p>
          </table:table-cell>
          <table:table-cell office:value-type="percentage" office:value="0.93053669572605102" table:style-name="ce26">
            <text:p>93,1%</text:p>
          </table:table-cell>
          <table:table-cell table:number-columns-repeated="16378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7">
          <table:table-cell table:style-name="ce19"/>
          <table:table-cell office:value-type="string" table:style-name="ce27">
            <text:p>Población a vacunar mayor de 6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1980044" table:style-name="ce23">
            <text:p>1.980.044</text:p>
          </table:table-cell>
          <table:table-cell office:value-type="float" office:value="1856593" table:style-name="ce23">
            <text:p>1.856.593</text:p>
          </table:table-cell>
          <table:table-cell office:value-type="percentage" office:value="0.93765239560333002" table:style-name="ce28">
            <text:p>93,8%</text:p>
          </table:table-cell>
          <table:table-cell office:value-type="float" office:value="1061410" table:style-name="ce23">
            <text:p>1.061.410</text:p>
          </table:table-cell>
          <table:table-cell office:value-type="percentage" office:value="0.53605374426022856" table:style-name="ce28">
            <text:p>53,6%</text:p>
          </table:table-cell>
          <table:table-cell office:value-type="date" office:date-value="2021-05-20T00:00:00" table:style-name="ce29">
            <text:p>2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374129" table:style-name="ce5">
            <text:p>374.129</text:p>
          </table:table-cell>
          <table:table-cell office:value-type="float" office:value="354002" table:style-name="ce5">
            <text:p>354.002</text:p>
          </table:table-cell>
          <table:table-cell office:value-type="percentage" office:value="0.94620304761191998" table:style-name="ce30">
            <text:p>94,6%</text:p>
          </table:table-cell>
          <table:table-cell office:value-type="float" office:value="229354" table:style-name="ce5">
            <text:p>229.354</text:p>
          </table:table-cell>
          <table:table-cell office:value-type="percentage" office:value="0.61303454156186765" table:style-name="ce30">
            <text:p>61,3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346727" table:style-name="ce5">
            <text:p>346.727</text:p>
          </table:table-cell>
          <table:table-cell office:value-type="float" office:value="332100" table:style-name="ce5">
            <text:p>332.100</text:p>
          </table:table-cell>
          <table:table-cell office:value-type="percentage" office:value="0.95781407274310915" table:style-name="ce30">
            <text:p>95,8%</text:p>
          </table:table-cell>
          <table:table-cell office:value-type="float" office:value="192756" table:style-name="ce5">
            <text:p>192.756</text:p>
          </table:table-cell>
          <table:table-cell office:value-type="percentage" office:value="0.55593016984544041" table:style-name="ce30">
            <text:p>55,6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247289" table:style-name="ce5">
            <text:p>247.289</text:p>
          </table:table-cell>
          <table:table-cell office:value-type="float" office:value="217478" table:style-name="ce5">
            <text:p>217.478</text:p>
          </table:table-cell>
          <table:table-cell office:value-type="percentage" office:value="0.87944874215998281" table:style-name="ce30">
            <text:p>87,9%</text:p>
          </table:table-cell>
          <table:table-cell office:value-type="float" office:value="111914" table:style-name="ce5">
            <text:p>111.914</text:p>
          </table:table-cell>
          <table:table-cell office:value-type="percentage" office:value="0.45256359967487436" table:style-name="ce30">
            <text:p>45,3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479859" table:style-name="ce5">
            <text:p>479.859</text:p>
          </table:table-cell>
          <table:table-cell office:value-type="float" office:value="419140" table:style-name="ce5">
            <text:p>419.140</text:p>
          </table:table-cell>
          <table:table-cell office:value-type="percentage" office:value="0.87346491365171852" table:style-name="ce30">
            <text:p>87,3%</text:p>
          </table:table-cell>
          <table:table-cell office:value-type="float" office:value="217027" table:style-name="ce5">
            <text:p>217.027</text:p>
          </table:table-cell>
          <table:table-cell office:value-type="percentage" office:value="0.45227243836210218" table:style-name="ce30">
            <text:p>45,2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171453" table:style-name="ce5">
            <text:p>171.453</text:p>
          </table:table-cell>
          <table:table-cell office:value-type="float" office:value="163037" table:style-name="ce5">
            <text:p>163.037</text:p>
          </table:table-cell>
          <table:table-cell office:value-type="percentage" office:value="0.95091366146990719" table:style-name="ce30">
            <text:p>95,1%</text:p>
          </table:table-cell>
          <table:table-cell office:value-type="float" office:value="90502" table:style-name="ce5">
            <text:p>90.502</text:p>
          </table:table-cell>
          <table:table-cell office:value-type="percentage" office:value="0.52785311426455062" table:style-name="ce30">
            <text:p>52,8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787642" table:style-name="ce5">
            <text:p>787.642</text:p>
          </table:table-cell>
          <table:table-cell office:value-type="float" office:value="766958" table:style-name="ce5">
            <text:p>766.958</text:p>
          </table:table-cell>
          <table:table-cell office:value-type="percentage" office:value="0.97373933843040361" table:style-name="ce30">
            <text:p>97,4%</text:p>
          </table:table-cell>
          <table:table-cell office:value-type="float" office:value="484827" table:style-name="ce5">
            <text:p>484.827</text:p>
          </table:table-cell>
          <table:table-cell office:value-type="percentage" office:value="0.61554234030181221" table:style-name="ce30">
            <text:p>61,6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512739" table:style-name="ce5">
            <text:p>512.739</text:p>
          </table:table-cell>
          <table:table-cell office:value-type="float" office:value="487707" table:style-name="ce5">
            <text:p>487.707</text:p>
          </table:table-cell>
          <table:table-cell office:value-type="percentage" office:value="0.95117984003557365" table:style-name="ce30">
            <text:p>95,1%</text:p>
          </table:table-cell>
          <table:table-cell office:value-type="float" office:value="288440" table:style-name="ce5">
            <text:p>288.440</text:p>
          </table:table-cell>
          <table:table-cell office:value-type="percentage" office:value="0.56254741691191812" table:style-name="ce30">
            <text:p>56,3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1920072" table:style-name="ce5">
            <text:p>1.920.072</text:p>
          </table:table-cell>
          <table:table-cell office:value-type="float" office:value="1730604" table:style-name="ce5">
            <text:p>1.730.604</text:p>
          </table:table-cell>
          <table:table-cell office:value-type="percentage" office:value="0.90132245040810965" table:style-name="ce30">
            <text:p>90,1%</text:p>
          </table:table-cell>
          <table:table-cell office:value-type="float" office:value="878680" table:style-name="ce5">
            <text:p>878.680</text:p>
          </table:table-cell>
          <table:table-cell office:value-type="percentage" office:value="0.45762867225812365" table:style-name="ce30">
            <text:p>45,8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1295121" table:style-name="ce5">
            <text:p>1.295.121</text:p>
          </table:table-cell>
          <table:table-cell office:value-type="float" office:value="1218082" table:style-name="ce5">
            <text:p>1.218.082</text:p>
          </table:table-cell>
          <table:table-cell office:value-type="percentage" office:value="0.94051598267652214" table:style-name="ce30">
            <text:p>94,1%</text:p>
          </table:table-cell>
          <table:table-cell office:value-type="float" office:value="653506" table:style-name="ce5">
            <text:p>653.506</text:p>
          </table:table-cell>
          <table:table-cell office:value-type="percentage" office:value="0.50459069075399132" table:style-name="ce30">
            <text:p>50,5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293178" table:style-name="ce5">
            <text:p>293.178</text:p>
          </table:table-cell>
          <table:table-cell office:value-type="float" office:value="295620" table:style-name="ce5">
            <text:p>295.620</text:p>
          </table:table-cell>
          <table:table-cell office:value-type="percentage" office:value="1.008329410801629" table:style-name="ce30">
            <text:p>100,8%</text:p>
          </table:table-cell>
          <table:table-cell office:value-type="float" office:value="178548" table:style-name="ce5">
            <text:p>178.548</text:p>
          </table:table-cell>
          <table:table-cell office:value-type="percentage" office:value="0.60900886151075451" table:style-name="ce30">
            <text:p>60,9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870991" table:style-name="ce5">
            <text:p>870.991</text:p>
          </table:table-cell>
          <table:table-cell office:value-type="float" office:value="839038" table:style-name="ce5">
            <text:p>839.038</text:p>
          </table:table-cell>
          <table:table-cell office:value-type="percentage" office:value="0.9633142018689056" table:style-name="ce30">
            <text:p>96,3%</text:p>
          </table:table-cell>
          <table:table-cell office:value-type="float" office:value="529258" table:style-name="ce5">
            <text:p>529.258</text:p>
          </table:table-cell>
          <table:table-cell office:value-type="percentage" office:value="0.60765036607726142" table:style-name="ce30">
            <text:p>60,8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88050" table:style-name="ce5">
            <text:p>88.050</text:p>
          </table:table-cell>
          <table:table-cell office:value-type="float" office:value="86544" table:style-name="ce5">
            <text:p>86.544</text:p>
          </table:table-cell>
          <table:table-cell office:value-type="percentage" office:value="0.98289608177172061" table:style-name="ce30">
            <text:p>98,3%</text:p>
          </table:table-cell>
          <table:table-cell office:value-type="float" office:value="52035" table:style-name="ce5">
            <text:p>52.035</text:p>
          </table:table-cell>
          <table:table-cell office:value-type="percentage" office:value="0.59097103918228278" table:style-name="ce30">
            <text:p>59,1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1593526" table:style-name="ce5">
            <text:p>1.593.526</text:p>
          </table:table-cell>
          <table:table-cell office:value-type="float" office:value="1463789" table:style-name="ce5">
            <text:p>1.463.789</text:p>
          </table:table-cell>
          <table:table-cell office:value-type="percentage" office:value="0.91858494935131274" table:style-name="ce30">
            <text:p>91,9%</text:p>
          </table:table-cell>
          <table:table-cell office:value-type="float" office:value="819111" table:style-name="ce5">
            <text:p>819.111</text:p>
          </table:table-cell>
          <table:table-cell office:value-type="percentage" office:value="0.51402424560377424" table:style-name="ce30">
            <text:p>51,4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319579" table:style-name="ce5">
            <text:p>319.579</text:p>
          </table:table-cell>
          <table:table-cell office:value-type="float" office:value="292692" table:style-name="ce5">
            <text:p>292.692</text:p>
          </table:table-cell>
          <table:table-cell office:value-type="percentage" office:value="0.915867438098248" table:style-name="ce30">
            <text:p>91,6%</text:p>
          </table:table-cell>
          <table:table-cell office:value-type="float" office:value="165036" table:style-name="ce5">
            <text:p>165.036</text:p>
          </table:table-cell>
          <table:table-cell office:value-type="percentage" office:value="0.51641691099853249" table:style-name="ce30">
            <text:p>51,6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170802" table:style-name="ce5">
            <text:p>170.802</text:p>
          </table:table-cell>
          <table:table-cell office:value-type="float" office:value="163995" table:style-name="ce5">
            <text:p>163.995</text:p>
          </table:table-cell>
          <table:table-cell office:value-type="percentage" office:value="0.96014683668809497" table:style-name="ce30">
            <text:p>96,0%</text:p>
          </table:table-cell>
          <table:table-cell office:value-type="float" office:value="97443" table:style-name="ce5">
            <text:p>97.443</text:p>
          </table:table-cell>
          <table:table-cell office:value-type="percentage" office:value="0.57050268732216247" table:style-name="ce30">
            <text:p>57,1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651150" table:style-name="ce5">
            <text:p>651.150</text:p>
          </table:table-cell>
          <table:table-cell office:value-type="float" office:value="627474" table:style-name="ce5">
            <text:p>627.474</text:p>
          </table:table-cell>
          <table:table-cell office:value-type="percentage" office:value="0.96363971435153195" table:style-name="ce30">
            <text:p>96,4%</text:p>
          </table:table-cell>
          <table:table-cell office:value-type="float" office:value="310718" table:style-name="ce5">
            <text:p>310.718</text:p>
          </table:table-cell>
          <table:table-cell office:value-type="percentage" office:value="0.47718344467480611" table:style-name="ce30">
            <text:p>47,7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4780" table:style-name="ce5">
            <text:p>14.780</text:p>
          </table:table-cell>
          <table:table-cell office:value-type="float" office:value="12009" table:style-name="ce5">
            <text:p>12.009</text:p>
          </table:table-cell>
          <table:table-cell office:value-type="percentage" office:value="0.8125169147496617" table:style-name="ce30">
            <text:p>81,3%</text:p>
          </table:table-cell>
          <table:table-cell office:value-type="float" office:value="6689" table:style-name="ce5">
            <text:p>6.689</text:p>
          </table:table-cell>
          <table:table-cell office:value-type="percentage" office:value="0.45257104194857917" table:style-name="ce30">
            <text:p>45,3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13924" table:style-name="ce5">
            <text:p>13.924</text:p>
          </table:table-cell>
          <table:table-cell office:value-type="float" office:value="10495" table:style-name="ce5">
            <text:p>10.495</text:p>
          </table:table-cell>
          <table:table-cell office:value-type="percentage" office:value="0.75373455903476017" table:style-name="ce30">
            <text:p>75,4%</text:p>
          </table:table-cell>
          <table:table-cell office:value-type="float" office:value="6002" table:style-name="ce5">
            <text:p>6.002</text:p>
          </table:table-cell>
          <table:table-cell office:value-type="percentage" office:value="0.43105429474288998" table:style-name="ce30">
            <text:p>43,1%</text:p>
          </table:table-cell>
          <table:table-cell office:value-type="date" office:date-value="2021-05-19T00:00:00" table:style-name="ce8">
            <text:p>19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219" table:style-name="ce5">
            <text:p>3.219</text:p>
          </table:table-cell>
          <table:table-cell office:value-type="string" table:style-name="ce30">
            <text:p>-</text:p>
          </table:table-cell>
          <table:table-cell office:value-type="float" office:value="632" table:style-name="ce5">
            <text:p>632</text:p>
          </table:table-cell>
          <table:table-cell office:value-type="string" table:style-name="ce30">
            <text:p>-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2131055" table:style-name="ce15">
            <text:p>12.131.055</text:p>
          </table:table-cell>
          <table:table-cell office:value-type="float" office:value="11340576" table:style-name="ce15">
            <text:p>11.340.576</text:p>
          </table:table-cell>
          <table:table-cell office:value-type="percentage" office:value="0.9348383961658735" table:style-name="ce16">
            <text:p>93,5%</text:p>
          </table:table-cell>
          <table:table-cell office:value-type="float" office:value="6373888" table:style-name="ce15">
            <text:p>6.373.888</text:p>
          </table:table-cell>
          <table:table-cell office:value-type="percentage" office:value="0.52541909998759384" table:style-name="ce16">
            <text:p>52,5%</text:p>
          </table:table-cell>
          <table:table-cell table:style-name="ce31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con al menos 1 dosis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con al menos 1 dosis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Con al menos 1 dosis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28802" table:style-name="ce39">
            <text:p>428.802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634625" table:style-name="ce39">
            <text:p>634.625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97577420004581927" table:style-name="ce40">
            <text:p>97,6%</text:p>
          </table:table-cell>
          <table:table-cell office:value-type="float" office:value="793166" table:style-name="ce39">
            <text:p>793.166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0.86576280880688361" table:style-name="ce40">
            <text:p>86,6%</text:p>
          </table:table-cell>
          <table:table-cell office:value-type="float" office:value="541102" table:style-name="ce39">
            <text:p>541.102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0.4277415157534934" table:style-name="ce40">
            <text:p>42,8%</text:p>
          </table:table-cell>
          <table:table-cell office:value-type="float" office:value="371210" table:style-name="ce39">
            <text:p>371.210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0.12335094825148428" table:style-name="ce40">
            <text:p>12,3%</text:p>
          </table:table-cell>
          <table:table-cell office:value-type="float" office:value="35248" table:style-name="ce39">
            <text:p>35.248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5.6320564483914572E-2" table:style-name="ce40">
            <text:p>5,6%</text:p>
          </table:table-cell>
          <table:table-cell office:value-type="float" office:value="479" table:style-name="ce39">
            <text:p>479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2.6330110322612564E-3" table:style-name="ce40">
            <text:p>0,3%</text:p>
          </table:table-cell>
          <table:table-cell office:value-type="float" office:value="2804632" table:style-name="ce39">
            <text:p>2.804.632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3971321737251482" table:style-name="ce40">
            <text:p>39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100128" table:style-name="ce42">
            <text:p>100.128</text:p>
          </table:table-cell>
          <table:table-cell office:value-type="float" office:value="98807" table:style-name="ce42">
            <text:p>98.807</text:p>
          </table:table-cell>
          <table:table-cell office:value-type="percentage" office:value="1" table:style-name="ce43">
            <text:p>100,0%</text:p>
          </table:table-cell>
          <table:table-cell office:value-type="float" office:value="115822" table:style-name="ce42">
            <text:p>115.822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97366230927661723" table:style-name="ce43">
            <text:p>97,4%</text:p>
          </table:table-cell>
          <table:table-cell office:value-type="float" office:value="138052" table:style-name="ce42">
            <text:p>138.052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88287170566679674" table:style-name="ce43">
            <text:p>88,3%</text:p>
          </table:table-cell>
          <table:table-cell office:value-type="float" office:value="74695" table:style-name="ce42">
            <text:p>74.695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0.37674134748267479" table:style-name="ce43">
            <text:p>37,7%</text:p>
          </table:table-cell>
          <table:table-cell office:value-type="float" office:value="59129" table:style-name="ce42">
            <text:p>59.129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0.1325515655158345" table:style-name="ce43">
            <text:p>13,3%</text:p>
          </table:table-cell>
          <table:table-cell office:value-type="float" office:value="6492" table:style-name="ce42">
            <text:p>6.492</text:p>
          </table:table-cell>
          <table:table-cell office:value-type="float" office:value="89180" table:style-name="ce42">
            <text:p>89.180</text:p>
          </table:table-cell>
          <table:table-cell office:value-type="percentage" office:value="7.2796591163938107E-2" table:style-name="ce43">
            <text:p>7,3%</text:p>
          </table:table-cell>
          <table:table-cell office:value-type="float" office:value="54" table:style-name="ce42">
            <text:p>54</text:p>
          </table:table-cell>
          <table:table-cell office:value-type="float" office:value="25106" table:style-name="ce42">
            <text:p>25.106</text:p>
          </table:table-cell>
          <table:table-cell office:value-type="percentage" office:value="2.1508802676651001E-3" table:style-name="ce43">
            <text:p>0,2%</text:p>
          </table:table-cell>
          <table:table-cell office:value-type="float" office:value="494372" table:style-name="ce42">
            <text:p>494.372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43642983004403391" table:style-name="ce43">
            <text:p>43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7885" table:style-name="ce42">
            <text:p>87.885</text:p>
          </table:table-cell>
          <table:table-cell office:value-type="float" office:value="87826" table:style-name="ce42">
            <text:p>87.826</text:p>
          </table:table-cell>
          <table:table-cell office:value-type="percentage" office:value="1" table:style-name="ce43">
            <text:p>100,0%</text:p>
          </table:table-cell>
          <table:table-cell office:value-type="float" office:value="111644" table:style-name="ce42">
            <text:p>111.644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1" table:style-name="ce43">
            <text:p>100,0%</text:p>
          </table:table-cell>
          <table:table-cell office:value-type="float" office:value="132571" table:style-name="ce42">
            <text:p>132.571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0.88586186619624196" table:style-name="ce43">
            <text:p>88,6%</text:p>
          </table:table-cell>
          <table:table-cell office:value-type="float" office:value="66311" table:style-name="ce42">
            <text:p>66.311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4077038949860125" table:style-name="ce43">
            <text:p>40,8%</text:p>
          </table:table-cell>
          <table:table-cell office:value-type="float" office:value="44321" table:style-name="ce42">
            <text:p>44.321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3760226020273522" table:style-name="ce43">
            <text:p>13,8%</text:p>
          </table:table-cell>
          <table:table-cell office:value-type="float" office:value="4488" table:style-name="ce42">
            <text:p>4.488</text:p>
          </table:table-cell>
          <table:table-cell office:value-type="float" office:value="54179" table:style-name="ce42">
            <text:p>54.179</text:p>
          </table:table-cell>
          <table:table-cell office:value-type="percentage" office:value="8.2836523376215873E-2" table:style-name="ce43">
            <text:p>8,3%</text:p>
          </table:table-cell>
          <table:table-cell office:value-type="float" office:value="41" table:style-name="ce42">
            <text:p>41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634453511533766E-3" table:style-name="ce43">
            <text:p>0,3%</text:p>
          </table:table-cell>
          <table:table-cell office:value-type="float" office:value="447261" table:style-name="ce42">
            <text:p>447.261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49628998378844419" table:style-name="ce43">
            <text:p>49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50094" table:style-name="ce42">
            <text:p>50.094</text:p>
          </table:table-cell>
          <table:table-cell office:value-type="float" office:value="49542" table:style-name="ce42">
            <text:p>49.542</text:p>
          </table:table-cell>
          <table:table-cell office:value-type="percentage" office:value="1" table:style-name="ce43">
            <text:p>100,0%</text:p>
          </table:table-cell>
          <table:table-cell office:value-type="float" office:value="75134" table:style-name="ce42">
            <text:p>75.134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93315614287843407" table:style-name="ce43">
            <text:p>93,3%</text:p>
          </table:table-cell>
          <table:table-cell office:value-type="float" office:value="92250" table:style-name="ce42">
            <text:p>92.250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0.7869078997875989" table:style-name="ce43">
            <text:p>78,7%</text:p>
          </table:table-cell>
          <table:table-cell office:value-type="float" office:value="66952" table:style-name="ce42">
            <text:p>66.952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0.40381912821100502" table:style-name="ce43">
            <text:p>40,4%</text:p>
          </table:table-cell>
          <table:table-cell office:value-type="float" office:value="48266" table:style-name="ce42">
            <text:p>48.266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0.1040094471764062" table:style-name="ce43">
            <text:p>10,4%</text:p>
          </table:table-cell>
          <table:table-cell office:value-type="float" office:value="4207" table:style-name="ce42">
            <text:p>4.207</text:p>
          </table:table-cell>
          <table:table-cell office:value-type="float" office:value="85839" table:style-name="ce42">
            <text:p>85.839</text:p>
          </table:table-cell>
          <table:table-cell office:value-type="percentage" office:value="4.9010356597816843E-2" table:style-name="ce43">
            <text:p>4,9%</text:p>
          </table:table-cell>
          <table:table-cell office:value-type="float" office:value="41" table:style-name="ce42">
            <text:p>41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7596566523605151E-3" table:style-name="ce43">
            <text:p>0,2%</text:p>
          </table:table-cell>
          <table:table-cell office:value-type="float" office:value="336944" table:style-name="ce42">
            <text:p>336.944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34163152617058662" table:style-name="ce43">
            <text:p>34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89755" table:style-name="ce42">
            <text:p>89.755</text:p>
          </table:table-cell>
          <table:table-cell office:value-type="float" office:value="90236" table:style-name="ce42">
            <text:p>90.236</text:p>
          </table:table-cell>
          <table:table-cell office:value-type="percentage" office:value="0.99466953322399043" table:style-name="ce43">
            <text:p>99,5%</text:p>
          </table:table-cell>
          <table:table-cell office:value-type="float" office:value="142687" table:style-name="ce42">
            <text:p>142.687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92335518439665831" table:style-name="ce43">
            <text:p>92,3%</text:p>
          </table:table-cell>
          <table:table-cell office:value-type="float" office:value="186698" table:style-name="ce42">
            <text:p>186.698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0.79414867371071751" table:style-name="ce43">
            <text:p>79,4%</text:p>
          </table:table-cell>
          <table:table-cell office:value-type="float" office:value="101590" table:style-name="ce42">
            <text:p>101.590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0.28983315835121193" table:style-name="ce43">
            <text:p>29,0%</text:p>
          </table:table-cell>
          <table:table-cell office:value-type="float" office:value="88213" table:style-name="ce42">
            <text:p>88.213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0.1059728907955325" table:style-name="ce43">
            <text:p>10,6%</text:p>
          </table:table-cell>
          <table:table-cell office:value-type="float" office:value="7258" table:style-name="ce42">
            <text:p>7.258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4.4283369636178377E-2" table:style-name="ce43">
            <text:p>4,4%</text:p>
          </table:table-cell>
          <table:table-cell office:value-type="float" office:value="69" table:style-name="ce42">
            <text:p>69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5557359307359307E-3" table:style-name="ce43">
            <text:p>0,2%</text:p>
          </table:table-cell>
          <table:table-cell office:value-type="float" office:value="616270" table:style-name="ce42">
            <text:p>616.270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32937420131018535" table:style-name="ce43">
            <text:p>32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899" table:style-name="ce42">
            <text:p>41.899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54988" table:style-name="ce42">
            <text:p>54.988</text:p>
          </table:table-cell>
          <table:table-cell office:value-type="float" office:value="53066" table:style-name="ce42">
            <text:p>53.066</text:p>
          </table:table-cell>
          <table:table-cell office:value-type="percentage" office:value="1" table:style-name="ce43">
            <text:p>100,0%</text:p>
          </table:table-cell>
          <table:table-cell office:value-type="float" office:value="66150" table:style-name="ce42">
            <text:p>66.150</text:p>
          </table:table-cell>
          <table:table-cell office:value-type="float" office:value="77345" table:style-name="ce42">
            <text:p>77.345</text:p>
          </table:table-cell>
          <table:table-cell office:value-type="percentage" office:value="0.8552589049065874" table:style-name="ce43">
            <text:p>85,5%</text:p>
          </table:table-cell>
          <table:table-cell office:value-type="float" office:value="27001" table:style-name="ce42">
            <text:p>27.001</text:p>
          </table:table-cell>
          <table:table-cell office:value-type="float" office:value="89964" table:style-name="ce42">
            <text:p>89.964</text:p>
          </table:table-cell>
          <table:table-cell office:value-type="percentage" office:value="0.30013116357654174" table:style-name="ce43">
            <text:p>30,0%</text:p>
          </table:table-cell>
          <table:table-cell office:value-type="float" office:value="25023" table:style-name="ce42">
            <text:p>25.023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0.12882450152130601" table:style-name="ce43">
            <text:p>12,9%</text:p>
          </table:table-cell>
          <table:table-cell office:value-type="float" office:value="1766" table:style-name="ce42">
            <text:p>1.766</text:p>
          </table:table-cell>
          <table:table-cell office:value-type="float" office:value="34935" table:style-name="ce42">
            <text:p>34.935</text:p>
          </table:table-cell>
          <table:table-cell office:value-type="percentage" office:value="5.0551023329039643E-2" table:style-name="ce43">
            <text:p>5,1%</text:p>
          </table:table-cell>
          <table:table-cell office:value-type="float" office:value="8" table:style-name="ce42">
            <text:p>8</text:p>
          </table:table-cell>
          <table:table-cell office:value-type="float" office:value="10791" table:style-name="ce42">
            <text:p>10.791</text:p>
          </table:table-cell>
          <table:table-cell office:value-type="percentage" office:value="7.4135853952367716E-4" table:style-name="ce43">
            <text:p>0,1%</text:p>
          </table:table-cell>
          <table:table-cell office:value-type="float" office:value="216835" table:style-name="ce42">
            <text:p>216.835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43247291497135926" table:style-name="ce43">
            <text:p>43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7544" table:style-name="ce42">
            <text:p>227.544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1" table:style-name="ce43">
            <text:p>100,0%</text:p>
          </table:table-cell>
          <table:table-cell office:value-type="float" office:value="245790" table:style-name="ce42">
            <text:p>245.790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1" table:style-name="ce43">
            <text:p>100,0%</text:p>
          </table:table-cell>
          <table:table-cell office:value-type="float" office:value="293624" table:style-name="ce42">
            <text:p>293.624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92167935337047791" table:style-name="ce43">
            <text:p>92,2%</text:p>
          </table:table-cell>
          <table:table-cell office:value-type="float" office:value="87127" table:style-name="ce42">
            <text:p>87.127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0.22857480160031482" table:style-name="ce43">
            <text:p>22,9%</text:p>
          </table:table-cell>
          <table:table-cell office:value-type="float" office:value="96770" table:style-name="ce42">
            <text:p>96.770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0.13095608633872385" table:style-name="ce43">
            <text:p>13,1%</text:p>
          </table:table-cell>
          <table:table-cell office:value-type="float" office:value="8753" table:style-name="ce42">
            <text:p>8.753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6.0607109720125743E-2" table:style-name="ce43">
            <text:p>6,1%</text:p>
          </table:table-cell>
          <table:table-cell office:value-type="float" office:value="112" table:style-name="ce42">
            <text:p>112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7529249827942187E-3" table:style-name="ce43">
            <text:p>0,3%</text:p>
          </table:table-cell>
          <table:table-cell office:value-type="float" office:value="959720" table:style-name="ce42">
            <text:p>959.720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45856580881878645" table:style-name="ce43">
            <text:p>45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6525" table:style-name="ce42">
            <text:p>136.525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1" table:style-name="ce43">
            <text:p>100,0%</text:p>
          </table:table-cell>
          <table:table-cell office:value-type="float" office:value="154423" table:style-name="ce42">
            <text:p>154.423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97059729354309532" table:style-name="ce43">
            <text:p>97,1%</text:p>
          </table:table-cell>
          <table:table-cell office:value-type="float" office:value="196759" table:style-name="ce42">
            <text:p>196.759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0.90072970646939265" table:style-name="ce43">
            <text:p>90,1%</text:p>
          </table:table-cell>
          <table:table-cell office:value-type="float" office:value="144300" table:style-name="ce42">
            <text:p>144.300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0.46930186875158547" table:style-name="ce43">
            <text:p>46,9%</text:p>
          </table:table-cell>
          <table:table-cell office:value-type="float" office:value="84369" table:style-name="ce42">
            <text:p>84.369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0.11918798075904304" table:style-name="ce43">
            <text:p>11,9%</text:p>
          </table:table-cell>
          <table:table-cell office:value-type="float" office:value="7533" table:style-name="ce42">
            <text:p>7.533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5.0381893818804424E-2" table:style-name="ce43">
            <text:p>5,0%</text:p>
          </table:table-cell>
          <table:table-cell office:value-type="float" office:value="109" table:style-name="ce42">
            <text:p>109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5729392880747804E-3" table:style-name="ce43">
            <text:p>0,3%</text:p>
          </table:table-cell>
          <table:table-cell office:value-type="float" office:value="724018" table:style-name="ce42">
            <text:p>724.018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42094950824552141" table:style-name="ce43">
            <text:p>42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52020" table:style-name="ce42">
            <text:p>452.020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1" table:style-name="ce43">
            <text:p>100,0%</text:p>
          </table:table-cell>
          <table:table-cell office:value-type="float" office:value="593872" table:style-name="ce42">
            <text:p>593.872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93480163452396692" table:style-name="ce43">
            <text:p>93,5%</text:p>
          </table:table-cell>
          <table:table-cell office:value-type="float" office:value="684712" table:style-name="ce42">
            <text:p>684.712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0.81748457468146474" table:style-name="ce43">
            <text:p>81,7%</text:p>
          </table:table-cell>
          <table:table-cell office:value-type="float" office:value="526275" table:style-name="ce42">
            <text:p>526.275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0.48203392624887798" table:style-name="ce43">
            <text:p>48,2%</text:p>
          </table:table-cell>
          <table:table-cell office:value-type="float" office:value="339992" table:style-name="ce42">
            <text:p>339.992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0.12126867135630787" table:style-name="ce43">
            <text:p>12,1%</text:p>
          </table:table-cell>
          <table:table-cell office:value-type="float" office:value="45430" table:style-name="ce42">
            <text:p>45.430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8.1662220752234338E-2" table:style-name="ce43">
            <text:p>8,2%</text:p>
          </table:table-cell>
          <table:table-cell office:value-type="float" office:value="691" table:style-name="ce42">
            <text:p>691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4.3224240604513835E-3" table:style-name="ce43">
            <text:p>0,4%</text:p>
          </table:table-cell>
          <table:table-cell office:value-type="float" office:value="2642992" table:style-name="ce42">
            <text:p>2.642.992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40464335395392714" table:style-name="ce43">
            <text:p>40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92685" table:style-name="ce42">
            <text:p>292.685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420993" table:style-name="ce42">
            <text:p>420.993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96147416309248124" table:style-name="ce43">
            <text:p>96,1%</text:p>
          </table:table-cell>
          <table:table-cell office:value-type="float" office:value="504404" table:style-name="ce42">
            <text:p>504.404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0.86857186152553345" table:style-name="ce43">
            <text:p>86,9%</text:p>
          </table:table-cell>
          <table:table-cell office:value-type="float" office:value="217933" table:style-name="ce42">
            <text:p>217.933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0.28967586205063178" table:style-name="ce43">
            <text:p>29,0%</text:p>
          </table:table-cell>
          <table:table-cell office:value-type="float" office:value="212359" table:style-name="ce42">
            <text:p>212.359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0.12025083141417704" table:style-name="ce43">
            <text:p>12,0%</text:p>
          </table:table-cell>
          <table:table-cell office:value-type="float" office:value="19914" table:style-name="ce42">
            <text:p>19.914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5.6440138988872957E-2" table:style-name="ce43">
            <text:p>5,6%</text:p>
          </table:table-cell>
          <table:table-cell office:value-type="float" office:value="172" table:style-name="ce42">
            <text:p>172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6691088705373172E-3" table:style-name="ce43">
            <text:p>0,2%</text:p>
          </table:table-cell>
          <table:table-cell office:value-type="float" office:value="1668460" table:style-name="ce42">
            <text:p>1.668.460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39080365539590167" table:style-name="ce43">
            <text:p>39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7809" table:style-name="ce42">
            <text:p>77.809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94626" table:style-name="ce42">
            <text:p>94.626</text:p>
          </table:table-cell>
          <table:table-cell office:value-type="float" office:value="91876" table:style-name="ce42">
            <text:p>91.876</text:p>
          </table:table-cell>
          <table:table-cell office:value-type="percentage" office:value="1" table:style-name="ce43">
            <text:p>100,0%</text:p>
          </table:table-cell>
          <table:table-cell office:value-type="float" office:value="123185" table:style-name="ce42">
            <text:p>123.185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0.98314404973782288" table:style-name="ce43">
            <text:p>98,3%</text:p>
          </table:table-cell>
          <table:table-cell office:value-type="float" office:value="58216" table:style-name="ce42">
            <text:p>58.216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0.34403366111951589" table:style-name="ce43">
            <text:p>34,4%</text:p>
          </table:table-cell>
          <table:table-cell office:value-type="float" office:value="48066" table:style-name="ce42">
            <text:p>48.066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0.13663731103138912" table:style-name="ce43">
            <text:p>13,7%</text:p>
          </table:table-cell>
          <table:table-cell office:value-type="float" office:value="2729" table:style-name="ce42">
            <text:p>2.729</text:p>
          </table:table-cell>
          <table:table-cell office:value-type="float" office:value="76088" table:style-name="ce42">
            <text:p>76.088</text:p>
          </table:table-cell>
          <table:table-cell office:value-type="percentage" office:value="3.5866365261276414E-2" table:style-name="ce43">
            <text:p>3,6%</text:p>
          </table:table-cell>
          <table:table-cell office:value-type="float" office:value="68" table:style-name="ce42">
            <text:p>68</text:p>
          </table:table-cell>
          <table:table-cell office:value-type="float" office:value="20953" table:style-name="ce42">
            <text:p>20.953</text:p>
          </table:table-cell>
          <table:table-cell office:value-type="percentage" office:value="3.2453586598577768E-3" table:style-name="ce43">
            <text:p>0,3%</text:p>
          </table:table-cell>
          <table:table-cell office:value-type="float" office:value="404699" table:style-name="ce42">
            <text:p>404.699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44413216229355817" table:style-name="ce43">
            <text:p>44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8857" table:style-name="ce42">
            <text:p>238.857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82997" table:style-name="ce42">
            <text:p>282.997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97665325335965381" table:style-name="ce43">
            <text:p>97,7%</text:p>
          </table:table-cell>
          <table:table-cell office:value-type="float" office:value="317184" table:style-name="ce42">
            <text:p>317.184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0.91426726660075464" table:style-name="ce43">
            <text:p>91,4%</text:p>
          </table:table-cell>
          <table:table-cell office:value-type="float" office:value="168602" table:style-name="ce42">
            <text:p>168.602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0.41538942912963889" table:style-name="ce43">
            <text:p>41,5%</text:p>
          </table:table-cell>
          <table:table-cell office:value-type="float" office:value="102071" table:style-name="ce42">
            <text:p>102.071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0.11481500645666386" table:style-name="ce43">
            <text:p>11,5%</text:p>
          </table:table-cell>
          <table:table-cell office:value-type="float" office:value="6049" table:style-name="ce42">
            <text:p>6.049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3.9601950964025009E-2" table:style-name="ce43">
            <text:p>4,0%</text:p>
          </table:table-cell>
          <table:table-cell office:value-type="float" office:value="43" table:style-name="ce42">
            <text:p>43</text:p>
          </table:table-cell>
          <table:table-cell office:value-type="float" office:value="44014" table:style-name="ce42">
            <text:p>44.014</text:p>
          </table:table-cell>
          <table:table-cell office:value-type="percentage" office:value="9.7696187576680146E-4" table:style-name="ce43">
            <text:p>0,1%</text:p>
          </table:table-cell>
          <table:table-cell office:value-type="float" office:value="1115803" table:style-name="ce42">
            <text:p>1.115.803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47226898012099161" table:style-name="ce43">
            <text:p>47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3191" table:style-name="ce42">
            <text:p>23.191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8218" table:style-name="ce42">
            <text:p>28.218</text:p>
          </table:table-cell>
          <table:table-cell office:value-type="float" office:value="28125" table:style-name="ce42">
            <text:p>28.125</text:p>
          </table:table-cell>
          <table:table-cell office:value-type="percentage" office:value="1" table:style-name="ce43">
            <text:p>100,0%</text:p>
          </table:table-cell>
          <table:table-cell office:value-type="float" office:value="35135" table:style-name="ce42">
            <text:p>35.135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93151810806511481" table:style-name="ce43">
            <text:p>93,2%</text:p>
          </table:table-cell>
          <table:table-cell office:value-type="float" office:value="12950" table:style-name="ce42">
            <text:p>12.950</text:p>
          </table:table-cell>
          <table:table-cell office:value-type="float" office:value="47664" table:style-name="ce42">
            <text:p>47.664</text:p>
          </table:table-cell>
          <table:table-cell office:value-type="percentage" office:value="0.27169352131587782" table:style-name="ce43">
            <text:p>27,2%</text:p>
          </table:table-cell>
          <table:table-cell office:value-type="float" office:value="14276" table:style-name="ce42">
            <text:p>14.276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0.13265438867104015" table:style-name="ce43">
            <text:p>13,3%</text:p>
          </table:table-cell>
          <table:table-cell office:value-type="float" office:value="1455" table:style-name="ce42">
            <text:p>1.455</text:p>
          </table:table-cell>
          <table:table-cell office:value-type="float" office:value="21170" table:style-name="ce42">
            <text:p>21.170</text:p>
          </table:table-cell>
          <table:table-cell office:value-type="percentage" office:value="6.8729333963155406E-2" table:style-name="ce43">
            <text:p>6,9%</text:p>
          </table:table-cell>
          <table:table-cell office:value-type="float" office:value="10" table:style-name="ce42">
            <text:p>10</text:p>
          </table:table-cell>
          <table:table-cell office:value-type="float" office:value="6286" table:style-name="ce42">
            <text:p>6.286</text:p>
          </table:table-cell>
          <table:table-cell office:value-type="percentage" office:value="1.590836780146357E-3" table:style-name="ce43">
            <text:p>0,2%</text:p>
          </table:table-cell>
          <table:table-cell office:value-type="float" office:value="115235" table:style-name="ce42">
            <text:p>115.235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42555430816727474" table:style-name="ce43">
            <text:p>42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67556" table:style-name="ce42">
            <text:p>367.556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1" table:style-name="ce43">
            <text:p>100,0%</text:p>
          </table:table-cell>
          <table:table-cell office:value-type="float" office:value="488345" table:style-name="ce42">
            <text:p>488.345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92826960106903689" table:style-name="ce43">
            <text:p>92,8%</text:p>
          </table:table-cell>
          <table:table-cell office:value-type="float" office:value="607888" table:style-name="ce42">
            <text:p>607.888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0.8643084329674986" table:style-name="ce43">
            <text:p>86,4%</text:p>
          </table:table-cell>
          <table:table-cell office:value-type="float" office:value="357905" table:style-name="ce42">
            <text:p>357.905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0.36791864167034172" table:style-name="ce43">
            <text:p>36,8%</text:p>
          </table:table-cell>
          <table:table-cell office:value-type="float" office:value="315254" table:style-name="ce42">
            <text:p>315.254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0.12541248348574255" table:style-name="ce43">
            <text:p>12,5%</text:p>
          </table:table-cell>
          <table:table-cell office:value-type="float" office:value="30800" table:style-name="ce42">
            <text:p>30.800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6.4204654420532151E-2" table:style-name="ce43">
            <text:p>6,4%</text:p>
          </table:table-cell>
          <table:table-cell office:value-type="float" office:value="404" table:style-name="ce42">
            <text:p>404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2.973627457474919E-3" table:style-name="ce43">
            <text:p>0,3%</text:p>
          </table:table-cell>
          <table:table-cell office:value-type="float" office:value="2168152" table:style-name="ce42">
            <text:p>2.168.152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38066985824026628" table:style-name="ce43">
            <text:p>38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2729" table:style-name="ce42">
            <text:p>72.729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97257" table:style-name="ce42">
            <text:p>97.257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94516953517526892" table:style-name="ce43">
            <text:p>94,5%</text:p>
          </table:table-cell>
          <table:table-cell office:value-type="float" office:value="122706" table:style-name="ce42">
            <text:p>122.706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0.8352517544874718" table:style-name="ce43">
            <text:p>83,5%</text:p>
          </table:table-cell>
          <table:table-cell office:value-type="float" office:value="66704" table:style-name="ce42">
            <text:p>66.704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0.3127883857898488" table:style-name="ce43">
            <text:p>31,3%</text:p>
          </table:table-cell>
          <table:table-cell office:value-type="float" office:value="62512" table:style-name="ce42">
            <text:p>62.512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0.11339736787207605" table:style-name="ce43">
            <text:p>11,3%</text:p>
          </table:table-cell>
          <table:table-cell office:value-type="float" office:value="7340" table:style-name="ce42">
            <text:p>7.340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6.1853758837756075E-2" table:style-name="ce43">
            <text:p>6,2%</text:p>
          </table:table-cell>
          <table:table-cell office:value-type="float" office:value="131" table:style-name="ce42">
            <text:p>131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7739110394100022E-3" table:style-name="ce43">
            <text:p>0,4%</text:p>
          </table:table-cell>
          <table:table-cell office:value-type="float" office:value="429379" table:style-name="ce42">
            <text:p>429.379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34697881741831577" table:style-name="ce43">
            <text:p>34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2196" table:style-name="ce42">
            <text:p>42.196</text:p>
          </table:table-cell>
          <table:table-cell office:value-type="float" office:value="41166" table:style-name="ce42">
            <text:p>41.166</text:p>
          </table:table-cell>
          <table:table-cell office:value-type="percentage" office:value="1" table:style-name="ce43">
            <text:p>100,0%</text:p>
          </table:table-cell>
          <table:table-cell office:value-type="float" office:value="55078" table:style-name="ce42">
            <text:p>55.078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98720246630341268" table:style-name="ce43">
            <text:p>98,7%</text:p>
          </table:table-cell>
          <table:table-cell office:value-type="float" office:value="66721" table:style-name="ce42">
            <text:p>66.721</text:p>
          </table:table-cell>
          <table:table-cell office:value-type="float" office:value="73844" table:style-name="ce42">
            <text:p>73.844</text:p>
          </table:table-cell>
          <table:table-cell office:value-type="percentage" office:value="0.90353989491360165" table:style-name="ce43">
            <text:p>90,4%</text:p>
          </table:table-cell>
          <table:table-cell office:value-type="float" office:value="40289" table:style-name="ce42">
            <text:p>40.289</text:p>
          </table:table-cell>
          <table:table-cell office:value-type="float" office:value="96694" table:style-name="ce42">
            <text:p>96.694</text:p>
          </table:table-cell>
          <table:table-cell office:value-type="percentage" office:value="0.41666494301611268" table:style-name="ce43">
            <text:p>41,7%</text:p>
          </table:table-cell>
          <table:table-cell office:value-type="float" office:value="29808" table:style-name="ce42">
            <text:p>29.808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0.13365138009577274" table:style-name="ce43">
            <text:p>13,4%</text:p>
          </table:table-cell>
          <table:table-cell office:value-type="float" office:value="3637" table:style-name="ce42">
            <text:p>3.637</text:p>
          </table:table-cell>
          <table:table-cell office:value-type="float" office:value="48505" table:style-name="ce42">
            <text:p>48.505</text:p>
          </table:table-cell>
          <table:table-cell office:value-type="percentage" office:value="7.4981960622616223E-2" table:style-name="ce43">
            <text:p>7,5%</text:p>
          </table:table-cell>
          <table:table-cell office:value-type="float" office:value="9" table:style-name="ce42">
            <text:p>9</text:p>
          </table:table-cell>
          <table:table-cell office:value-type="float" office:value="13906" table:style-name="ce42">
            <text:p>13.906</text:p>
          </table:table-cell>
          <table:table-cell office:value-type="percentage" office:value="6.4720264633970944E-4" table:style-name="ce43">
            <text:p>0,1%</text:p>
          </table:table-cell>
          <table:table-cell office:value-type="float" office:value="237738" table:style-name="ce42">
            <text:p>237.738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42995650483329867" table:style-name="ce43">
            <text:p>43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61178" table:style-name="ce42">
            <text:p>161.178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1" table:style-name="ce43">
            <text:p>100,0%</text:p>
          </table:table-cell>
          <table:table-cell office:value-type="float" office:value="208026" table:style-name="ce42">
            <text:p>208.026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97627662719810782" table:style-name="ce43">
            <text:p>97,6%</text:p>
          </table:table-cell>
          <table:table-cell office:value-type="float" office:value="258270" table:style-name="ce42">
            <text:p>258.270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0.92200100671500329" table:style-name="ce43">
            <text:p>92,2%</text:p>
          </table:table-cell>
          <table:table-cell office:value-type="float" office:value="109987" table:style-name="ce42">
            <text:p>109.987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0.32351306117766793" table:style-name="ce43">
            <text:p>32,4%</text:p>
          </table:table-cell>
          <table:table-cell office:value-type="float" office:value="98930" table:style-name="ce42">
            <text:p>98.930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0.13648359865296084" table:style-name="ce43">
            <text:p>13,6%</text:p>
          </table:table-cell>
          <table:table-cell office:value-type="float" office:value="12654" table:style-name="ce42">
            <text:p>12.654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9.0177661538022993E-2" table:style-name="ce43">
            <text:p>9,0%</text:p>
          </table:table-cell>
          <table:table-cell office:value-type="float" office:value="33" table:style-name="ce42">
            <text:p>33</text:p>
          </table:table-cell>
          <table:table-cell office:value-type="float" office:value="41824" table:style-name="ce42">
            <text:p>41.824</text:p>
          </table:table-cell>
          <table:table-cell office:value-type="percentage" office:value="7.8902065799540933E-4" table:style-name="ce43">
            <text:p>0,1%</text:p>
          </table:table-cell>
          <table:table-cell office:value-type="float" office:value="849078" table:style-name="ce42">
            <text:p>849.078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44732506797504695" table:style-name="ce43">
            <text:p>44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325" table:style-name="ce42">
            <text:p>2.325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925143953934741" table:style-name="ce43">
            <text:p>89,3%</text:p>
          </table:table-cell>
          <table:table-cell office:value-type="float" office:value="3681" table:style-name="ce42">
            <text:p>3.681</text:p>
          </table:table-cell>
          <table:table-cell office:value-type="float" office:value="4318" table:style-name="ce42">
            <text:p>4.318</text:p>
          </table:table-cell>
          <table:table-cell office:value-type="percentage" office:value="0.85247799907364519" table:style-name="ce43">
            <text:p>85,2%</text:p>
          </table:table-cell>
          <table:table-cell office:value-type="float" office:value="6003" table:style-name="ce42">
            <text:p>6.003</text:p>
          </table:table-cell>
          <table:table-cell office:value-type="float" office:value="7857" table:style-name="ce42">
            <text:p>7.857</text:p>
          </table:table-cell>
          <table:table-cell office:value-type="percentage" office:value="0.76403207331042378" table:style-name="ce43">
            <text:p>76,4%</text:p>
          </table:table-cell>
          <table:table-cell office:value-type="float" office:value="8399" table:style-name="ce42">
            <text:p>8.399</text:p>
          </table:table-cell>
          <table:table-cell office:value-type="float" office:value="11556" table:style-name="ce42">
            <text:p>11.556</text:p>
          </table:table-cell>
          <table:table-cell office:value-type="percentage" office:value="0.72680858428521977" table:style-name="ce43">
            <text:p>72,7%</text:p>
          </table:table-cell>
          <table:table-cell office:value-type="float" office:value="4566" table:style-name="ce42">
            <text:p>4.566</text:p>
          </table:table-cell>
          <table:table-cell office:value-type="float" office:value="30066" table:style-name="ce42">
            <text:p>30.066</text:p>
          </table:table-cell>
          <table:table-cell office:value-type="percentage" office:value="0.15186589503093195" table:style-name="ce43">
            <text:p>15,2%</text:p>
          </table:table-cell>
          <table:table-cell office:value-type="float" office:value="400" table:style-name="ce42">
            <text:p>400</text:p>
          </table:table-cell>
          <table:table-cell office:value-type="float" office:value="7581" table:style-name="ce42">
            <text:p>7.581</text:p>
          </table:table-cell>
          <table:table-cell office:value-type="percentage" office:value="5.2763487666534756E-2" table:style-name="ce43">
            <text:p>5,3%</text:p>
          </table:table-cell>
          <table:table-cell office:value-type="float" office:value="7" table:style-name="ce42">
            <text:p>7</text:p>
          </table:table-cell>
          <table:table-cell office:value-type="float" office:value="2175" table:style-name="ce42">
            <text:p>2.175</text:p>
          </table:table-cell>
          <table:table-cell office:value-type="percentage" office:value="3.2183908045977012E-3" table:style-name="ce43">
            <text:p>0,3%</text:p>
          </table:table-cell>
          <table:table-cell office:value-type="float" office:value="25381" table:style-name="ce42">
            <text:p>25.381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38364218990900573" table:style-name="ce43">
            <text:p>38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886" table:style-name="ce42">
            <text:p>1.886</text:p>
          </table:table-cell>
          <table:table-cell office:value-type="float" office:value="2349" table:style-name="ce42">
            <text:p>2.349</text:p>
          </table:table-cell>
          <table:table-cell office:value-type="percentage" office:value="0.80289484887186036" table:style-name="ce43">
            <text:p>80,3%</text:p>
          </table:table-cell>
          <table:table-cell office:value-type="float" office:value="3027" table:style-name="ce42">
            <text:p>3.027</text:p>
          </table:table-cell>
          <table:table-cell office:value-type="float" office:value="3748" table:style-name="ce42">
            <text:p>3.748</text:p>
          </table:table-cell>
          <table:table-cell office:value-type="percentage" office:value="0.80763073639274274" table:style-name="ce43">
            <text:p>80,8%</text:p>
          </table:table-cell>
          <table:table-cell office:value-type="float" office:value="5582" table:style-name="ce42">
            <text:p>5.582</text:p>
          </table:table-cell>
          <table:table-cell office:value-type="float" office:value="7827" table:style-name="ce42">
            <text:p>7.827</text:p>
          </table:table-cell>
          <table:table-cell office:value-type="percentage" office:value="0.71317235211447549" table:style-name="ce43">
            <text:p>71,3%</text:p>
          </table:table-cell>
          <table:table-cell office:value-type="float" office:value="7135" table:style-name="ce42">
            <text:p>7.135</text:p>
          </table:table-cell>
          <table:table-cell office:value-type="float" office:value="11299" table:style-name="ce42">
            <text:p>11.299</text:p>
          </table:table-cell>
          <table:table-cell office:value-type="percentage" office:value="0.63147181166474908" table:style-name="ce43">
            <text:p>63,1%</text:p>
          </table:table-cell>
          <table:table-cell office:value-type="float" office:value="4420" table:style-name="ce42">
            <text:p>4.420</text:p>
          </table:table-cell>
          <table:table-cell office:value-type="float" office:value="30095" table:style-name="ce42">
            <text:p>30.095</text:p>
          </table:table-cell>
          <table:table-cell office:value-type="percentage" office:value="0.14686825053995681" table:style-name="ce43">
            <text:p>14,7%</text:p>
          </table:table-cell>
          <table:table-cell office:value-type="float" office:value="298" table:style-name="ce42">
            <text:p>298</text:p>
          </table:table-cell>
          <table:table-cell office:value-type="float" office:value="8536" table:style-name="ce42">
            <text:p>8.536</text:p>
          </table:table-cell>
          <table:table-cell office:value-type="percentage" office:value="3.4910965323336457E-2" table:style-name="ce43">
            <text:p>3,5%</text:p>
          </table:table-cell>
          <table:table-cell office:value-type="float" office:value="6" table:style-name="ce42">
            <text:p>6</text:p>
          </table:table-cell>
          <table:table-cell office:value-type="float" office:value="2324" table:style-name="ce42">
            <text:p>2.324</text:p>
          </table:table-cell>
          <table:table-cell office:value-type="percentage" office:value="2.5817555938037868E-3" table:style-name="ce43">
            <text:p>0,3%</text:p>
          </table:table-cell>
          <table:table-cell office:value-type="float" office:value="22354" table:style-name="ce42">
            <text:p>22.354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33778597116866632" table:style-name="ce43">
            <text:p>33,8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26" table:style-name="ce45">
            <text:p>26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0" table:style-name="ce45">
            <text:p>1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3183" table:style-name="ce45">
            <text:p>3.183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8190" table:style-name="ce45">
            <text:p>8.19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0153" table:style-name="ce45">
            <text:p>50.153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798" table:style-name="ce45">
            <text:p>6.798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8360" table:style-name="ce45">
            <text:p>68.36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895090" table:style-name="ce49">
            <text:p>2.895.090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1" table:style-name="ce50">
            <text:p>100,0%</text:p>
          </table:table-cell>
          <table:table-cell office:value-type="float" office:value="3811243" table:style-name="ce49">
            <text:p>3.811.243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96242416437186951" table:style-name="ce50">
            <text:p>96,2%</text:p>
          </table:table-cell>
          <table:table-cell office:value-type="float" office:value="4634243" table:style-name="ce49">
            <text:p>4.634.243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0.86832586782127585" table:style-name="ce50">
            <text:p>86,8%</text:p>
          </table:table-cell>
          <table:table-cell office:value-type="float" office:value="2691663" table:style-name="ce49">
            <text:p>2.691.663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0.38270238775335524" table:style-name="ce50">
            <text:p>38,3%</text:p>
          </table:table-cell>
          <table:table-cell office:value-type="float" office:value="2099708" table:style-name="ce49">
            <text:p>2.099.708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0.12568501122912312" table:style-name="ce50">
            <text:p>12,6%</text:p>
          </table:table-cell>
          <table:table-cell office:value-type="float" office:value="213249" table:style-name="ce49">
            <text:p>213.249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6.4419860562444656E-2" table:style-name="ce50">
            <text:p>6,4%</text:p>
          </table:table-cell>
          <table:table-cell office:value-type="float" office:value="2487" table:style-name="ce49">
            <text:p>2.487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2.6205180132954147E-3" table:style-name="ce50">
            <text:p>0,3%</text:p>
          </table:table-cell>
          <table:table-cell office:value-type="float" office:value="16347683" table:style-name="ce49">
            <text:p>16.347.683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40736993550581907" table:style-name="ce50">
            <text:p>40,7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pauta completa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pauta completa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pauta completa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17686" table:style-name="ce39">
            <text:p>417.686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558376" table:style-name="ce39">
            <text:p>558.376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85853676537291224" table:style-name="ce40">
            <text:p>85,9%</text:p>
          </table:table-cell>
          <table:table-cell office:value-type="float" office:value="85348" table:style-name="ce39">
            <text:p>85.348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9.3159722184321947E-2" table:style-name="ce40">
            <text:p>9,3%</text:p>
          </table:table-cell>
          <table:table-cell office:value-type="float" office:value="88701" table:style-name="ce39">
            <text:p>88.701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7.0118203571324117E-2" table:style-name="ce40">
            <text:p>7,0%</text:p>
          </table:table-cell>
          <table:table-cell office:value-type="float" office:value="158970" table:style-name="ce39">
            <text:p>158.970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5.2824816797873049E-2" table:style-name="ce40">
            <text:p>5,3%</text:p>
          </table:table-cell>
          <table:table-cell office:value-type="float" office:value="15429" table:style-name="ce39">
            <text:p>15.429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2.4653029659053506E-2" table:style-name="ce40">
            <text:p>2,5%</text:p>
          </table:table-cell>
          <table:table-cell office:value-type="float" office:value="338" table:style-name="ce39">
            <text:p>338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1.8579493296540805E-3" table:style-name="ce40">
            <text:p>0,2%</text:p>
          </table:table-cell>
          <table:table-cell office:value-type="float" office:value="1324848" table:style-name="ce39">
            <text:p>1.324.848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18759672074461645" table:style-name="ce40">
            <text:p>18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97714" table:style-name="ce42">
            <text:p>97.714</text:p>
          </table:table-cell>
          <table:table-cell office:value-type="float" office:value="98807" table:style-name="ce42">
            <text:p>98.807</text:p>
          </table:table-cell>
          <table:table-cell office:value-type="percentage" office:value="0.98893803070632647" table:style-name="ce43">
            <text:p>98,9%</text:p>
          </table:table-cell>
          <table:table-cell office:value-type="float" office:value="102637" table:style-name="ce42">
            <text:p>102.637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86282207557479718" table:style-name="ce43">
            <text:p>86,3%</text:p>
          </table:table-cell>
          <table:table-cell office:value-type="float" office:value="29003" table:style-name="ce42">
            <text:p>29.003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18548031234211823" table:style-name="ce43">
            <text:p>18,5%</text:p>
          </table:table-cell>
          <table:table-cell office:value-type="float" office:value="15983" table:style-name="ce42">
            <text:p>15.983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8.0613922709894786E-2" table:style-name="ce43">
            <text:p>8,1%</text:p>
          </table:table-cell>
          <table:table-cell office:value-type="float" office:value="23691" table:style-name="ce42">
            <text:p>23.691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5.3108950576462227E-2" table:style-name="ce43">
            <text:p>5,3%</text:p>
          </table:table-cell>
          <table:table-cell office:value-type="float" office:value="1609" table:style-name="ce42">
            <text:p>1.609</text:p>
          </table:table-cell>
          <table:table-cell office:value-type="float" office:value="89180" table:style-name="ce42">
            <text:p>89.180</text:p>
          </table:table-cell>
          <table:table-cell office:value-type="percentage" office:value="1.8042161919712939E-2" table:style-name="ce43">
            <text:p>1,8%</text:p>
          </table:table-cell>
          <table:table-cell office:value-type="float" office:value="31" table:style-name="ce42">
            <text:p>31</text:p>
          </table:table-cell>
          <table:table-cell office:value-type="float" office:value="25106" table:style-name="ce42">
            <text:p>25.106</text:p>
          </table:table-cell>
          <table:table-cell office:value-type="percentage" office:value="1.2347645981040389E-3" table:style-name="ce43">
            <text:p>0,1%</text:p>
          </table:table-cell>
          <table:table-cell office:value-type="float" office:value="270668" table:style-name="ce42">
            <text:p>270.668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23894474047550945" table:style-name="ce43">
            <text:p>23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5676" table:style-name="ce42">
            <text:p>85.676</text:p>
          </table:table-cell>
          <table:table-cell office:value-type="float" office:value="87826" table:style-name="ce42">
            <text:p>87.826</text:p>
          </table:table-cell>
          <table:table-cell office:value-type="percentage" office:value="0.97551977774235421" table:style-name="ce43">
            <text:p>97,6%</text:p>
          </table:table-cell>
          <table:table-cell office:value-type="float" office:value="92812" table:style-name="ce42">
            <text:p>92.812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0.84954553359756158" table:style-name="ce43">
            <text:p>85,0%</text:p>
          </table:table-cell>
          <table:table-cell office:value-type="float" office:value="14268" table:style-name="ce42">
            <text:p>14.268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9.5341191564429481E-2" table:style-name="ce43">
            <text:p>9,5%</text:p>
          </table:table-cell>
          <table:table-cell office:value-type="float" office:value="19552" table:style-name="ce42">
            <text:p>19.552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12021273325340466" table:style-name="ce43">
            <text:p>12,0%</text:p>
          </table:table-cell>
          <table:table-cell office:value-type="float" office:value="32588" table:style-name="ce42">
            <text:p>32.588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0117511914186808" table:style-name="ce43">
            <text:p>10,1%</text:p>
          </table:table-cell>
          <table:table-cell office:value-type="float" office:value="3457" table:style-name="ce42">
            <text:p>3.457</text:p>
          </table:table-cell>
          <table:table-cell office:value-type="float" office:value="54179" table:style-name="ce42">
            <text:p>54.179</text:p>
          </table:table-cell>
          <table:table-cell office:value-type="percentage" office:value="6.3807010096162714E-2" table:style-name="ce43">
            <text:p>6,4%</text:p>
          </table:table-cell>
          <table:table-cell office:value-type="float" office:value="36" table:style-name="ce42">
            <text:p>36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3131786930540386E-3" table:style-name="ce43">
            <text:p>0,2%</text:p>
          </table:table-cell>
          <table:table-cell office:value-type="float" office:value="248389" table:style-name="ce42">
            <text:p>248.389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27561753156038166" table:style-name="ce43">
            <text:p>27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48281" table:style-name="ce42">
            <text:p>48.281</text:p>
          </table:table-cell>
          <table:table-cell office:value-type="float" office:value="49542" table:style-name="ce42">
            <text:p>49.542</text:p>
          </table:table-cell>
          <table:table-cell office:value-type="percentage" office:value="0.97454684913810508" table:style-name="ce43">
            <text:p>97,5%</text:p>
          </table:table-cell>
          <table:table-cell office:value-type="float" office:value="57349" table:style-name="ce42">
            <text:p>57.349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71226836901982216" table:style-name="ce43">
            <text:p>71,2%</text:p>
          </table:table-cell>
          <table:table-cell office:value-type="float" office:value="6284" table:style-name="ce42">
            <text:p>6.284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5.3603569021845758E-2" table:style-name="ce43">
            <text:p>5,4%</text:p>
          </table:table-cell>
          <table:table-cell office:value-type="float" office:value="8819" table:style-name="ce42">
            <text:p>8.819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5.3191553526300235E-2" table:style-name="ce43">
            <text:p>5,3%</text:p>
          </table:table-cell>
          <table:table-cell office:value-type="float" office:value="19262" table:style-name="ce42">
            <text:p>19.262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4.1508100350390258E-2" table:style-name="ce43">
            <text:p>4,2%</text:p>
          </table:table-cell>
          <table:table-cell office:value-type="float" office:value="1398" table:style-name="ce42">
            <text:p>1.398</text:p>
          </table:table-cell>
          <table:table-cell office:value-type="float" office:value="85839" table:style-name="ce42">
            <text:p>85.839</text:p>
          </table:table-cell>
          <table:table-cell office:value-type="percentage" office:value="1.6286303428511516E-2" table:style-name="ce43">
            <text:p>1,6%</text:p>
          </table:table-cell>
          <table:table-cell office:value-type="float" office:value="33" table:style-name="ce42">
            <text:p>33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4163090128755365E-3" table:style-name="ce43">
            <text:p>0,1%</text:p>
          </table:table-cell>
          <table:table-cell office:value-type="float" office:value="141426" table:style-name="ce42">
            <text:p>141.426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14339350224429395" table:style-name="ce43">
            <text:p>14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84578" table:style-name="ce42">
            <text:p>84.578</text:p>
          </table:table-cell>
          <table:table-cell office:value-type="float" office:value="90236" table:style-name="ce42">
            <text:p>90.236</text:p>
          </table:table-cell>
          <table:table-cell office:value-type="percentage" office:value="0.93729775255995385" table:style-name="ce43">
            <text:p>93,7%</text:p>
          </table:table-cell>
          <table:table-cell office:value-type="float" office:value="113981" table:style-name="ce42">
            <text:p>113.981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73759310429622538" table:style-name="ce43">
            <text:p>73,8%</text:p>
          </table:table-cell>
          <table:table-cell office:value-type="float" office:value="18468" table:style-name="ce42">
            <text:p>18.468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7.8556480016334029E-2" table:style-name="ce43">
            <text:p>7,9%</text:p>
          </table:table-cell>
          <table:table-cell office:value-type="float" office:value="24955" table:style-name="ce42">
            <text:p>24.955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7.1195850641347508E-2" table:style-name="ce43">
            <text:p>7,1%</text:p>
          </table:table-cell>
          <table:table-cell office:value-type="float" office:value="38810" table:style-name="ce42">
            <text:p>38.810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4.6623603003804609E-2" table:style-name="ce43">
            <text:p>4,7%</text:p>
          </table:table-cell>
          <table:table-cell office:value-type="float" office:value="2822" table:style-name="ce42">
            <text:p>2.822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1.7217920792683299E-2" table:style-name="ce43">
            <text:p>1,7%</text:p>
          </table:table-cell>
          <table:table-cell office:value-type="float" office:value="48" table:style-name="ce42">
            <text:p>48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0822510822510823E-3" table:style-name="ce43">
            <text:p>0,1%</text:p>
          </table:table-cell>
          <table:table-cell office:value-type="float" office:value="283662" table:style-name="ce42">
            <text:p>283.662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15160716032266669" table:style-name="ce43">
            <text:p>15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156" table:style-name="ce42">
            <text:p>41.156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44317" table:style-name="ce42">
            <text:p>44.317</text:p>
          </table:table-cell>
          <table:table-cell office:value-type="float" office:value="53066" table:style-name="ce42">
            <text:p>53.066</text:p>
          </table:table-cell>
          <table:table-cell office:value-type="percentage" office:value="0.83512983831455168" table:style-name="ce43">
            <text:p>83,5%</text:p>
          </table:table-cell>
          <table:table-cell office:value-type="float" office:value="5029" table:style-name="ce42">
            <text:p>5.029</text:p>
          </table:table-cell>
          <table:table-cell office:value-type="float" office:value="77345" table:style-name="ce42">
            <text:p>77.345</text:p>
          </table:table-cell>
          <table:table-cell office:value-type="percentage" office:value="6.5020363307259674E-2" table:style-name="ce43">
            <text:p>6,5%</text:p>
          </table:table-cell>
          <table:table-cell office:value-type="float" office:value="6957" table:style-name="ce42">
            <text:p>6.957</text:p>
          </table:table-cell>
          <table:table-cell office:value-type="float" office:value="89964" table:style-name="ce42">
            <text:p>89.964</text:p>
          </table:table-cell>
          <table:table-cell office:value-type="percentage" office:value="7.7330932372949177E-2" table:style-name="ce43">
            <text:p>7,7%</text:p>
          </table:table-cell>
          <table:table-cell office:value-type="float" office:value="12248" table:style-name="ce42">
            <text:p>12.248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6.3055688551850536E-2" table:style-name="ce43">
            <text:p>6,3%</text:p>
          </table:table-cell>
          <table:table-cell office:value-type="float" office:value="723" table:style-name="ce42">
            <text:p>723</text:p>
          </table:table-cell>
          <table:table-cell office:value-type="float" office:value="34935" table:style-name="ce42">
            <text:p>34.935</text:p>
          </table:table-cell>
          <table:table-cell office:value-type="percentage" office:value="2.0695577501073422E-2" table:style-name="ce43">
            <text:p>2,1%</text:p>
          </table:table-cell>
          <table:table-cell office:value-type="float" office:value="5" table:style-name="ce42">
            <text:p>5</text:p>
          </table:table-cell>
          <table:table-cell office:value-type="float" office:value="10791" table:style-name="ce42">
            <text:p>10.791</text:p>
          </table:table-cell>
          <table:table-cell office:value-type="percentage" office:value="4.6334908720229822E-4" table:style-name="ce43">
            <text:p>0,0%</text:p>
          </table:table-cell>
          <table:table-cell office:value-type="float" office:value="110435" table:style-name="ce42">
            <text:p>110.435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22026031943580171" table:style-name="ce43">
            <text:p>22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3225" table:style-name="ce42">
            <text:p>223.225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0.99806847091752104" table:style-name="ce43">
            <text:p>99,8%</text:p>
          </table:table-cell>
          <table:table-cell office:value-type="float" office:value="216204" table:style-name="ce42">
            <text:p>216.204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0.88099099466199426" table:style-name="ce43">
            <text:p>88,1%</text:p>
          </table:table-cell>
          <table:table-cell office:value-type="float" office:value="45398" table:style-name="ce42">
            <text:p>45.398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142503335164404" table:style-name="ce43">
            <text:p>14,3%</text:p>
          </table:table-cell>
          <table:table-cell office:value-type="float" office:value="33697" table:style-name="ce42">
            <text:p>33.697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8.8402964517610025E-2" table:style-name="ce43">
            <text:p>8,8%</text:p>
          </table:table-cell>
          <table:table-cell office:value-type="float" office:value="45803" table:style-name="ce42">
            <text:p>45.803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6.1983896068746193E-2" table:style-name="ce43">
            <text:p>6,2%</text:p>
          </table:table-cell>
          <table:table-cell office:value-type="float" office:value="3001" table:style-name="ce42">
            <text:p>3.001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2.0779382642533685E-2" table:style-name="ce43">
            <text:p>2,1%</text:p>
          </table:table-cell>
          <table:table-cell office:value-type="float" office:value="102" table:style-name="ce42">
            <text:p>102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5071281093304492E-3" table:style-name="ce43">
            <text:p>0,3%</text:p>
          </table:table-cell>
          <table:table-cell office:value-type="float" office:value="567430" table:style-name="ce42">
            <text:p>567.430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27112490820035423" table:style-name="ce43">
            <text:p>27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3016" table:style-name="ce42">
            <text:p>133.016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0.98388981759545546" table:style-name="ce43">
            <text:p>98,4%</text:p>
          </table:table-cell>
          <table:table-cell office:value-type="float" office:value="135468" table:style-name="ce42">
            <text:p>135.468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85145913602051526" table:style-name="ce43">
            <text:p>85,1%</text:p>
          </table:table-cell>
          <table:table-cell office:value-type="float" office:value="19956" table:style-name="ce42">
            <text:p>19.956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9.135522147552691E-2" table:style-name="ce43">
            <text:p>9,1%</text:p>
          </table:table-cell>
          <table:table-cell office:value-type="float" office:value="31457" table:style-name="ce42">
            <text:p>31.457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0.10230650648176455" table:style-name="ce43">
            <text:p>10,2%</text:p>
          </table:table-cell>
          <table:table-cell office:value-type="float" office:value="38461" table:style-name="ce42">
            <text:p>38.461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5.4333806587414268E-2" table:style-name="ce43">
            <text:p>5,4%</text:p>
          </table:table-cell>
          <table:table-cell office:value-type="float" office:value="4212" table:style-name="ce42">
            <text:p>4.212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2.8170521275030429E-2" table:style-name="ce43">
            <text:p>2,8%</text:p>
          </table:table-cell>
          <table:table-cell office:value-type="float" office:value="96" table:style-name="ce42">
            <text:p>96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2660749693135681E-3" table:style-name="ce43">
            <text:p>0,2%</text:p>
          </table:table-cell>
          <table:table-cell office:value-type="float" office:value="362666" table:style-name="ce42">
            <text:p>362.666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21085673886197617" table:style-name="ce43">
            <text:p>21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36652" table:style-name="ce42">
            <text:p>436.652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0.97642197157398547" table:style-name="ce43">
            <text:p>97,6%</text:p>
          </table:table-cell>
          <table:table-cell office:value-type="float" office:value="371476" table:style-name="ce42">
            <text:p>371.476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58473268984970694" table:style-name="ce43">
            <text:p>58,5%</text:p>
          </table:table-cell>
          <table:table-cell office:value-type="float" office:value="70552" table:style-name="ce42">
            <text:p>70.552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8.423274561118646E-2" table:style-name="ce43">
            <text:p>8,4%</text:p>
          </table:table-cell>
          <table:table-cell office:value-type="float" office:value="85117" table:style-name="ce42">
            <text:p>85.117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7.7961677260986642E-2" table:style-name="ce43">
            <text:p>7,8%</text:p>
          </table:table-cell>
          <table:table-cell office:value-type="float" office:value="151310" table:style-name="ce42">
            <text:p>151.310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5.3969395347310947E-2" table:style-name="ce43">
            <text:p>5,4%</text:p>
          </table:table-cell>
          <table:table-cell office:value-type="float" office:value="20325" table:style-name="ce42">
            <text:p>20.325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3.653499090444999E-2" table:style-name="ce43">
            <text:p>3,7%</text:p>
          </table:table-cell>
          <table:table-cell office:value-type="float" office:value="360" table:style-name="ce42">
            <text:p>360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2.2519141270079569E-3" table:style-name="ce43">
            <text:p>0,2%</text:p>
          </table:table-cell>
          <table:table-cell office:value-type="float" office:value="1135792" table:style-name="ce42">
            <text:p>1.135.792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17389030472814102" table:style-name="ce43">
            <text:p>17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83760" table:style-name="ce42">
            <text:p>283.760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338364" table:style-name="ce42">
            <text:p>338.364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77276402154103352" table:style-name="ce43">
            <text:p>77,3%</text:p>
          </table:table-cell>
          <table:table-cell office:value-type="float" office:value="31382" table:style-name="ce42">
            <text:p>31.382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5.403906820404733E-2" table:style-name="ce43">
            <text:p>5,4%</text:p>
          </table:table-cell>
          <table:table-cell office:value-type="float" office:value="43644" table:style-name="ce42">
            <text:p>43.644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5.8011468310617362E-2" table:style-name="ce43">
            <text:p>5,8%</text:p>
          </table:table-cell>
          <table:table-cell office:value-type="float" office:value="73156" table:style-name="ce42">
            <text:p>73.156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4.1425462650208071E-2" table:style-name="ce43">
            <text:p>4,1%</text:p>
          </table:table-cell>
          <table:table-cell office:value-type="float" office:value="6020" table:style-name="ce42">
            <text:p>6.020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1.7061847781109529E-2" table:style-name="ce43">
            <text:p>1,7%</text:p>
          </table:table-cell>
          <table:table-cell office:value-type="float" office:value="125" table:style-name="ce42">
            <text:p>125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213015167541655E-3" table:style-name="ce43">
            <text:p>0,1%</text:p>
          </table:table-cell>
          <table:table-cell office:value-type="float" office:value="776451" table:style-name="ce42">
            <text:p>776.451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18186824319180755" table:style-name="ce43">
            <text:p>18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6198" table:style-name="ce42">
            <text:p>76.198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89158" table:style-name="ce42">
            <text:p>89.158</text:p>
          </table:table-cell>
          <table:table-cell office:value-type="float" office:value="91876" table:style-name="ce42">
            <text:p>91.876</text:p>
          </table:table-cell>
          <table:table-cell office:value-type="percentage" office:value="0.97041664852627452" table:style-name="ce43">
            <text:p>97,0%</text:p>
          </table:table-cell>
          <table:table-cell office:value-type="float" office:value="13192" table:style-name="ce42">
            <text:p>13.192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0.10528584084215903" table:style-name="ce43">
            <text:p>10,5%</text:p>
          </table:table-cell>
          <table:table-cell office:value-type="float" office:value="15041" table:style-name="ce42">
            <text:p>15.041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8.8886393721633886E-2" table:style-name="ce43">
            <text:p>8,9%</text:p>
          </table:table-cell>
          <table:table-cell office:value-type="float" office:value="21374" table:style-name="ce42">
            <text:p>21.374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6.0759911080283585E-2" table:style-name="ce43">
            <text:p>6,1%</text:p>
          </table:table-cell>
          <table:table-cell office:value-type="float" office:value="1030" table:style-name="ce42">
            <text:p>1.030</text:p>
          </table:table-cell>
          <table:table-cell office:value-type="float" office:value="76088" table:style-name="ce42">
            <text:p>76.088</text:p>
          </table:table-cell>
          <table:table-cell office:value-type="percentage" office:value="1.3536957207444012E-2" table:style-name="ce43">
            <text:p>1,4%</text:p>
          </table:table-cell>
          <table:table-cell office:value-type="float" office:value="58" table:style-name="ce42">
            <text:p>58</text:p>
          </table:table-cell>
          <table:table-cell office:value-type="float" office:value="20953" table:style-name="ce42">
            <text:p>20.953</text:p>
          </table:table-cell>
          <table:table-cell office:value-type="percentage" office:value="2.7681000334081039E-3" table:style-name="ce43">
            <text:p>0,3%</text:p>
          </table:table-cell>
          <table:table-cell office:value-type="float" office:value="216051" table:style-name="ce42">
            <text:p>216.051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23710263132769177" table:style-name="ce43">
            <text:p>23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5411" table:style-name="ce42">
            <text:p>235.411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72506" table:style-name="ce42">
            <text:p>272.506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94044767774932536" table:style-name="ce43">
            <text:p>94,0%</text:p>
          </table:table-cell>
          <table:table-cell office:value-type="float" office:value="21341" table:style-name="ce42">
            <text:p>21.341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6.1514381988141596E-2" table:style-name="ce43">
            <text:p>6,2%</text:p>
          </table:table-cell>
          <table:table-cell office:value-type="float" office:value="28143" table:style-name="ce42">
            <text:p>28.143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6.9336690573038443E-2" table:style-name="ce43">
            <text:p>6,9%</text:p>
          </table:table-cell>
          <table:table-cell office:value-type="float" office:value="43923" table:style-name="ce42">
            <text:p>43.923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4.9406976796504853E-2" table:style-name="ce43">
            <text:p>4,9%</text:p>
          </table:table-cell>
          <table:table-cell office:value-type="float" office:value="1887" table:style-name="ce42">
            <text:p>1.887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1.2353923205342237E-2" table:style-name="ce43">
            <text:p>1,2%</text:p>
          </table:table-cell>
          <table:table-cell office:value-type="float" office:value="34" table:style-name="ce42">
            <text:p>34</text:p>
          </table:table-cell>
          <table:table-cell office:value-type="float" office:value="44014" table:style-name="ce42">
            <text:p>44.014</text:p>
          </table:table-cell>
          <table:table-cell office:value-type="percentage" office:value="7.7248148316444768E-4" table:style-name="ce43">
            <text:p>0,1%</text:p>
          </table:table-cell>
          <table:table-cell office:value-type="float" office:value="603245" table:style-name="ce42">
            <text:p>603.245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25532634426783901" table:style-name="ce43">
            <text:p>25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2803" table:style-name="ce42">
            <text:p>22.803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4641" table:style-name="ce42">
            <text:p>24.641</text:p>
          </table:table-cell>
          <table:table-cell office:value-type="float" office:value="28125" table:style-name="ce42">
            <text:p>28.125</text:p>
          </table:table-cell>
          <table:table-cell office:value-type="percentage" office:value="0.87612444444444448" table:style-name="ce43">
            <text:p>87,6%</text:p>
          </table:table-cell>
          <table:table-cell office:value-type="float" office:value="4591" table:style-name="ce42">
            <text:p>4.591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12171907312158652" table:style-name="ce43">
            <text:p>12,2%</text:p>
          </table:table-cell>
          <table:table-cell office:value-type="float" office:value="4415" table:style-name="ce42">
            <text:p>4.415</text:p>
          </table:table-cell>
          <table:table-cell office:value-type="float" office:value="47664" table:style-name="ce42">
            <text:p>47.664</text:p>
          </table:table-cell>
          <table:table-cell office:value-type="percentage" office:value="9.2627559583752933E-2" table:style-name="ce43">
            <text:p>9,3%</text:p>
          </table:table-cell>
          <table:table-cell office:value-type="float" office:value="5042" table:style-name="ce42">
            <text:p>5.042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4.6850898548569941E-2" table:style-name="ce43">
            <text:p>4,7%</text:p>
          </table:table-cell>
          <table:table-cell office:value-type="float" office:value="425" table:style-name="ce42">
            <text:p>425</text:p>
          </table:table-cell>
          <table:table-cell office:value-type="float" office:value="21170" table:style-name="ce42">
            <text:p>21.170</text:p>
          </table:table-cell>
          <table:table-cell office:value-type="percentage" office:value="2.0075578649031648E-2" table:style-name="ce43">
            <text:p>2,0%</text:p>
          </table:table-cell>
          <table:table-cell office:value-type="float" office:value="9" table:style-name="ce42">
            <text:p>9</text:p>
          </table:table-cell>
          <table:table-cell office:value-type="float" office:value="6286" table:style-name="ce42">
            <text:p>6.286</text:p>
          </table:table-cell>
          <table:table-cell office:value-type="percentage" office:value="1.4317531021317213E-3" table:style-name="ce43">
            <text:p>0,1%</text:p>
          </table:table-cell>
          <table:table-cell office:value-type="float" office:value="61926" table:style-name="ce42">
            <text:p>61.926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22868812502769695" table:style-name="ce43">
            <text:p>22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58178" table:style-name="ce42">
            <text:p>358.178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0.98367580096780749" table:style-name="ce43">
            <text:p>98,4%</text:p>
          </table:table-cell>
          <table:table-cell office:value-type="float" office:value="393390" table:style-name="ce42">
            <text:p>393.390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7477745822411378" table:style-name="ce43">
            <text:p>74,8%</text:p>
          </table:table-cell>
          <table:table-cell office:value-type="float" office:value="67543" table:style-name="ce42">
            <text:p>67.543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9.6034112349517933E-2" table:style-name="ce43">
            <text:p>9,6%</text:p>
          </table:table-cell>
          <table:table-cell office:value-type="float" office:value="60603" table:style-name="ce42">
            <text:p>60.603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6.2298580464502359E-2" table:style-name="ce43">
            <text:p>6,2%</text:p>
          </table:table-cell>
          <table:table-cell office:value-type="float" office:value="123084" table:style-name="ce42">
            <text:p>123.084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4.896454959289695E-2" table:style-name="ce43">
            <text:p>4,9%</text:p>
          </table:table-cell>
          <table:table-cell office:value-type="float" office:value="15540" table:style-name="ce42">
            <text:p>15.540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3.2394166548541221E-2" table:style-name="ce43">
            <text:p>3,2%</text:p>
          </table:table-cell>
          <table:table-cell office:value-type="float" office:value="236" table:style-name="ce42">
            <text:p>236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1.7370695048615865E-3" table:style-name="ce43">
            <text:p>0,2%</text:p>
          </table:table-cell>
          <table:table-cell office:value-type="float" office:value="1018574" table:style-name="ce42">
            <text:p>1.018.574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17883451906841447" table:style-name="ce43">
            <text:p>17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0635" table:style-name="ce42">
            <text:p>70.635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81408" table:style-name="ce42">
            <text:p>81.408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79114471472025971" table:style-name="ce43">
            <text:p>79,1%</text:p>
          </table:table-cell>
          <table:table-cell office:value-type="float" office:value="12993" table:style-name="ce42">
            <text:p>12.993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8.8442505224322537E-2" table:style-name="ce43">
            <text:p>8,8%</text:p>
          </table:table-cell>
          <table:table-cell office:value-type="float" office:value="17651" table:style-name="ce42">
            <text:p>17.651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8.2769066286528872E-2" table:style-name="ce43">
            <text:p>8,3%</text:p>
          </table:table-cell>
          <table:table-cell office:value-type="float" office:value="28589" table:style-name="ce42">
            <text:p>28.589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5.1860720343210619E-2" table:style-name="ce43">
            <text:p>5,2%</text:p>
          </table:table-cell>
          <table:table-cell office:value-type="float" office:value="2634" table:style-name="ce42">
            <text:p>2.634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2.2196566863576225E-2" table:style-name="ce43">
            <text:p>2,2%</text:p>
          </table:table-cell>
          <table:table-cell office:value-type="float" office:value="116" table:style-name="ce42">
            <text:p>116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3417838211569485E-3" table:style-name="ce43">
            <text:p>0,3%</text:p>
          </table:table-cell>
          <table:table-cell office:value-type="float" office:value="214026" table:style-name="ce42">
            <text:p>214.026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17295323799434173" table:style-name="ce43">
            <text:p>17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1096" table:style-name="ce42">
            <text:p>41.096</text:p>
          </table:table-cell>
          <table:table-cell office:value-type="float" office:value="41166" table:style-name="ce42">
            <text:p>41.166</text:p>
          </table:table-cell>
          <table:table-cell office:value-type="percentage" office:value="0.99829956760433369" table:style-name="ce43">
            <text:p>99,8%</text:p>
          </table:table-cell>
          <table:table-cell office:value-type="float" office:value="49185" table:style-name="ce42">
            <text:p>49.185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88157800401491249" table:style-name="ce43">
            <text:p>88,2%</text:p>
          </table:table-cell>
          <table:table-cell office:value-type="float" office:value="7162" table:style-name="ce42">
            <text:p>7.162</text:p>
          </table:table-cell>
          <table:table-cell office:value-type="float" office:value="73844" table:style-name="ce42">
            <text:p>73.844</text:p>
          </table:table-cell>
          <table:table-cell office:value-type="percentage" office:value="9.6988245490493466E-2" table:style-name="ce43">
            <text:p>9,7%</text:p>
          </table:table-cell>
          <table:table-cell office:value-type="float" office:value="9592" table:style-name="ce42">
            <text:p>9.592</text:p>
          </table:table-cell>
          <table:table-cell office:value-type="float" office:value="96694" table:style-name="ce42">
            <text:p>96.694</text:p>
          </table:table-cell>
          <table:table-cell office:value-type="percentage" office:value="9.9199536682731085E-2" table:style-name="ce43">
            <text:p>9,9%</text:p>
          </table:table-cell>
          <table:table-cell office:value-type="float" office:value="13356" table:style-name="ce42">
            <text:p>13.356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5.9884857506680773E-2" table:style-name="ce43">
            <text:p>6,0%</text:p>
          </table:table-cell>
          <table:table-cell office:value-type="float" office:value="1001" table:style-name="ce42">
            <text:p>1.001</text:p>
          </table:table-cell>
          <table:table-cell office:value-type="float" office:value="48505" table:style-name="ce42">
            <text:p>48.505</text:p>
          </table:table-cell>
          <table:table-cell office:value-type="percentage" office:value="2.0637047727038449E-2" table:style-name="ce43">
            <text:p>2,1%</text:p>
          </table:table-cell>
          <table:table-cell office:value-type="float" office:value="6" table:style-name="ce42">
            <text:p>6</text:p>
          </table:table-cell>
          <table:table-cell office:value-type="float" office:value="13906" table:style-name="ce42">
            <text:p>13.906</text:p>
          </table:table-cell>
          <table:table-cell office:value-type="percentage" office:value="4.3146843089313965E-4" table:style-name="ce43">
            <text:p>0,0%</text:p>
          </table:table-cell>
          <table:table-cell office:value-type="float" office:value="121398" table:style-name="ce42">
            <text:p>121.398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21955202691093889" table:style-name="ce43">
            <text:p>22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56723" table:style-name="ce42">
            <text:p>156.723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0.99223171889838557" table:style-name="ce43">
            <text:p>99,2%</text:p>
          </table:table-cell>
          <table:table-cell office:value-type="float" office:value="136340" table:style-name="ce42">
            <text:p>136.340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63985057325617956" table:style-name="ce43">
            <text:p>64,0%</text:p>
          </table:table-cell>
          <table:table-cell office:value-type="float" office:value="17655" table:style-name="ce42">
            <text:p>17.655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6.3026785044927328E-2" table:style-name="ce43">
            <text:p>6,3%</text:p>
          </table:table-cell>
          <table:table-cell office:value-type="float" office:value="26090" table:style-name="ce42">
            <text:p>26.090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7.6740485385776103E-2" table:style-name="ce43">
            <text:p>7,7%</text:p>
          </table:table-cell>
          <table:table-cell office:value-type="float" office:value="41655" table:style-name="ce42">
            <text:p>41.655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5.746714143221554E-2" table:style-name="ce43">
            <text:p>5,7%</text:p>
          </table:table-cell>
          <table:table-cell office:value-type="float" office:value="3917" table:style-name="ce42">
            <text:p>3.917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2.7914169451907386E-2" table:style-name="ce43">
            <text:p>2,8%</text:p>
          </table:table-cell>
          <table:table-cell office:value-type="float" office:value="14" table:style-name="ce42">
            <text:p>14</text:p>
          </table:table-cell>
          <table:table-cell office:value-type="float" office:value="41824" table:style-name="ce42">
            <text:p>41.824</text:p>
          </table:table-cell>
          <table:table-cell office:value-type="percentage" office:value="3.3473603672532518E-4" table:style-name="ce43">
            <text:p>0,0%</text:p>
          </table:table-cell>
          <table:table-cell office:value-type="float" office:value="382394" table:style-name="ce42">
            <text:p>382.394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20145902030584953" table:style-name="ce43">
            <text:p>20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244" table:style-name="ce42">
            <text:p>2.244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6142034548944335" table:style-name="ce43">
            <text:p>86,1%</text:p>
          </table:table-cell>
          <table:table-cell office:value-type="float" office:value="3428" table:style-name="ce42">
            <text:p>3.428</text:p>
          </table:table-cell>
          <table:table-cell office:value-type="float" office:value="4318" table:style-name="ce42">
            <text:p>4.318</text:p>
          </table:table-cell>
          <table:table-cell office:value-type="percentage" office:value="0.79388605836035198" table:style-name="ce43">
            <text:p>79,4%</text:p>
          </table:table-cell>
          <table:table-cell office:value-type="float" office:value="1017" table:style-name="ce42">
            <text:p>1.017</text:p>
          </table:table-cell>
          <table:table-cell office:value-type="float" office:value="7857" table:style-name="ce42">
            <text:p>7.857</text:p>
          </table:table-cell>
          <table:table-cell office:value-type="percentage" office:value="0.12943871706758306" table:style-name="ce43">
            <text:p>12,9%</text:p>
          </table:table-cell>
          <table:table-cell office:value-type="float" office:value="699" table:style-name="ce42">
            <text:p>699</text:p>
          </table:table-cell>
          <table:table-cell office:value-type="float" office:value="11556" table:style-name="ce42">
            <text:p>11.556</text:p>
          </table:table-cell>
          <table:table-cell office:value-type="percentage" office:value="6.0488058151609556E-2" table:style-name="ce43">
            <text:p>6,0%</text:p>
          </table:table-cell>
          <table:table-cell office:value-type="float" office:value="1128" table:style-name="ce42">
            <text:p>1.128</text:p>
          </table:table-cell>
          <table:table-cell office:value-type="float" office:value="30066" table:style-name="ce42">
            <text:p>30.066</text:p>
          </table:table-cell>
          <table:table-cell office:value-type="percentage" office:value="3.7517461584514071E-2" table:style-name="ce43">
            <text:p>3,8%</text:p>
          </table:table-cell>
          <table:table-cell office:value-type="float" office:value="112" table:style-name="ce42">
            <text:p>112</text:p>
          </table:table-cell>
          <table:table-cell office:value-type="float" office:value="7581" table:style-name="ce42">
            <text:p>7.581</text:p>
          </table:table-cell>
          <table:table-cell office:value-type="percentage" office:value="1.4773776546629732E-2" table:style-name="ce43">
            <text:p>1,5%</text:p>
          </table:table-cell>
          <table:table-cell office:value-type="float" office:value="3" table:style-name="ce42">
            <text:p>3</text:p>
          </table:table-cell>
          <table:table-cell office:value-type="float" office:value="2175" table:style-name="ce42">
            <text:p>2.175</text:p>
          </table:table-cell>
          <table:table-cell office:value-type="percentage" office:value="1.3793103448275861E-3" table:style-name="ce43">
            <text:p>0,1%</text:p>
          </table:table-cell>
          <table:table-cell office:value-type="float" office:value="8631" table:style-name="ce42">
            <text:p>8.631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1304604129508147" table:style-name="ce43">
            <text:p>13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776" table:style-name="ce42">
            <text:p>1.776</text:p>
          </table:table-cell>
          <table:table-cell office:value-type="float" office:value="2349" table:style-name="ce42">
            <text:p>2.349</text:p>
          </table:table-cell>
          <table:table-cell office:value-type="percentage" office:value="0.75606641123882501" table:style-name="ce43">
            <text:p>75,6%</text:p>
          </table:table-cell>
          <table:table-cell office:value-type="float" office:value="2772" table:style-name="ce42">
            <text:p>2.772</text:p>
          </table:table-cell>
          <table:table-cell office:value-type="float" office:value="3748" table:style-name="ce42">
            <text:p>3.748</text:p>
          </table:table-cell>
          <table:table-cell office:value-type="percentage" office:value="0.73959445037353255" table:style-name="ce43">
            <text:p>74,0%</text:p>
          </table:table-cell>
          <table:table-cell office:value-type="float" office:value="1454" table:style-name="ce42">
            <text:p>1.454</text:p>
          </table:table-cell>
          <table:table-cell office:value-type="float" office:value="7827" table:style-name="ce42">
            <text:p>7.827</text:p>
          </table:table-cell>
          <table:table-cell office:value-type="percentage" office:value="0.18576721604701674" table:style-name="ce43">
            <text:p>18,6%</text:p>
          </table:table-cell>
          <table:table-cell office:value-type="float" office:value="645" table:style-name="ce42">
            <text:p>645</text:p>
          </table:table-cell>
          <table:table-cell office:value-type="float" office:value="11299" table:style-name="ce42">
            <text:p>11.299</text:p>
          </table:table-cell>
          <table:table-cell office:value-type="percentage" office:value="5.7084697760863792E-2" table:style-name="ce43">
            <text:p>5,7%</text:p>
          </table:table-cell>
          <table:table-cell office:value-type="float" office:value="972" table:style-name="ce42">
            <text:p>972</text:p>
          </table:table-cell>
          <table:table-cell office:value-type="float" office:value="30095" table:style-name="ce42">
            <text:p>30.095</text:p>
          </table:table-cell>
          <table:table-cell office:value-type="percentage" office:value="3.2297723874397742E-2" table:style-name="ce43">
            <text:p>3,2%</text:p>
          </table:table-cell>
          <table:table-cell office:value-type="float" office:value="88" table:style-name="ce42">
            <text:p>88</text:p>
          </table:table-cell>
          <table:table-cell office:value-type="float" office:value="8536" table:style-name="ce42">
            <text:p>8.536</text:p>
          </table:table-cell>
          <table:table-cell office:value-type="percentage" office:value="1.0309278350515464E-2" table:style-name="ce43">
            <text:p>1,0%</text:p>
          </table:table-cell>
          <table:table-cell office:value-type="float" office:value="6" table:style-name="ce42">
            <text:p>6</text:p>
          </table:table-cell>
          <table:table-cell office:value-type="float" office:value="2324" table:style-name="ce42">
            <text:p>2.324</text:p>
          </table:table-cell>
          <table:table-cell office:value-type="percentage" office:value="2.5817555938037868E-3" table:style-name="ce43">
            <text:p>0,3%</text:p>
          </table:table-cell>
          <table:table-cell office:value-type="float" office:value="7713" table:style-name="ce42">
            <text:p>7.713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11654930641602949" table:style-name="ce43">
            <text:p>11,7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3" table:style-name="ce45">
            <text:p>3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4" table:style-name="ce45">
            <text:p>4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25" table:style-name="ce45">
            <text:p>625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651" table:style-name="ce45">
            <text:p>1.65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784" table:style-name="ce45">
            <text:p>6.784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21" table:style-name="ce45">
            <text:p>52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9588" table:style-name="ce45">
            <text:p>9.588</text:p>
          </table:table-cell>
          <table:table-cell office:value-type="string" table:style-name="ce45">
            <text:p>-</text:p>
          </table:table-cell>
          <table:table-cell office:value-type="string" table:style-name="ce43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816811" table:style-name="ce49">
            <text:p>2.816.811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0.9939263040821108" table:style-name="ce50">
            <text:p>99,4%</text:p>
          </table:table-cell>
          <table:table-cell office:value-type="float" office:value="3083816" table:style-name="ce49">
            <text:p>3.083.816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77873256490772202" table:style-name="ce50">
            <text:p>77,9%</text:p>
          </table:table-cell>
          <table:table-cell office:value-type="float" office:value="473261" table:style-name="ce49">
            <text:p>473.261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8.8675705726040874E-2" table:style-name="ce50">
            <text:p>8,9%</text:p>
          </table:table-cell>
          <table:table-cell office:value-type="float" office:value="523412" table:style-name="ce49">
            <text:p>523.412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7.4419056984012924E-2" table:style-name="ce50">
            <text:p>7,4%</text:p>
          </table:table-cell>
          <table:table-cell office:value-type="float" office:value="880206" table:style-name="ce49">
            <text:p>880.206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5.2687659900301165E-2" table:style-name="ce50">
            <text:p>5,3%</text:p>
          </table:table-cell>
          <table:table-cell office:value-type="float" office:value="86151" table:style-name="ce49">
            <text:p>86.151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2.6025141535553131E-2" table:style-name="ce50">
            <text:p>2,6%</text:p>
          </table:table-cell>
          <table:table-cell office:value-type="float" office:value="1656" table:style-name="ce49">
            <text:p>1.656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1.744904636114679E-3" table:style-name="ce50">
            <text:p>0,2%</text:p>
          </table:table-cell>
          <table:table-cell office:value-type="float" office:value="7865313" table:style-name="ce49">
            <text:p>7.865.313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19599670788472473" table:style-name="ce50">
            <text:p>19,6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5-21T13:43:48Z</meta:creation-date>
    <dc:date>2021-05-21T13:44:14Z</dc:date>
  </office:meta>
</office:document-meta>
</file>